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18d6649" style:font-size-asian="8pt" style:font-size-complex="8pt"/>
    </style:style>
    <style:style style:name="P3" style:family="paragraph" style:parent-style-name="Standard">
      <style:text-properties fo:font-size="8pt" officeooo:rsid="00156149" officeooo:paragraph-rsid="01bcc219" style:font-size-asian="8pt" style:font-size-complex="8pt"/>
    </style:style>
    <style:style style:name="P4" style:family="paragraph" style:parent-style-name="Standard">
      <style:text-properties fo:font-size="8pt" officeooo:rsid="00156149" officeooo:paragraph-rsid="01dd99e3" style:font-size-asian="8pt" style:font-size-complex="8pt"/>
    </style:style>
    <style:style style:name="P5" style:family="paragraph" style:parent-style-name="Standard">
      <style:text-properties fo:font-size="8pt" officeooo:rsid="00156149" officeooo:paragraph-rsid="01dda574" style:font-size-asian="8pt" style:font-size-complex="8pt"/>
    </style:style>
    <style:style style:name="P6" style:family="paragraph" style:parent-style-name="Standard">
      <style:text-properties fo:font-size="8pt" officeooo:rsid="00156149" officeooo:paragraph-rsid="01e121f5" style:font-size-asian="8pt" style:font-size-complex="8pt"/>
    </style:style>
    <style:style style:name="P7" style:family="paragraph" style:parent-style-name="Standard">
      <style:text-properties fo:font-size="8pt" officeooo:rsid="00156149" officeooo:paragraph-rsid="0209ed96" style:font-size-asian="8pt" style:font-size-complex="8pt"/>
    </style:style>
    <style:style style:name="P8" style:family="paragraph" style:parent-style-name="Standard">
      <style:text-properties fo:font-size="8pt" officeooo:rsid="00156149" officeooo:paragraph-rsid="01d46d40" style:font-size-asian="8pt" style:font-size-complex="8pt"/>
    </style:style>
    <style:style style:name="P9" style:family="paragraph" style:parent-style-name="Standard">
      <style:text-properties fo:font-size="8pt" officeooo:rsid="00156149" officeooo:paragraph-rsid="017596dd" style:font-size-asian="8pt" style:font-size-complex="8pt"/>
    </style:style>
    <style:style style:name="P10" style:family="paragraph" style:parent-style-name="Standard">
      <style:text-properties fo:font-size="8pt" officeooo:rsid="00156149" officeooo:paragraph-rsid="01dfd2b4" style:font-size-asian="8pt" style:font-size-complex="8pt"/>
    </style:style>
    <style:style style:name="P11" style:family="paragraph" style:parent-style-name="Standard">
      <style:text-properties fo:font-size="8pt" officeooo:rsid="00156149" officeooo:paragraph-rsid="01e01ed4" style:font-size-asian="8pt" style:font-size-complex="8pt"/>
    </style:style>
    <style:style style:name="P12" style:family="paragraph" style:parent-style-name="Standard">
      <style:text-properties fo:font-size="8pt" officeooo:rsid="00156149" officeooo:paragraph-rsid="020e16bb" style:font-size-asian="8pt" style:font-size-complex="8pt"/>
    </style:style>
    <style:style style:name="P13" style:family="paragraph" style:parent-style-name="Standard">
      <style:text-properties fo:font-size="8pt" officeooo:rsid="00156149" officeooo:paragraph-rsid="01e28861" style:font-size-asian="8pt" style:font-size-complex="8pt"/>
    </style:style>
    <style:style style:name="P14" style:family="paragraph" style:parent-style-name="Standard">
      <style:text-properties fo:font-size="8pt" officeooo:rsid="00156149" officeooo:paragraph-rsid="021008cb" style:font-size-asian="8pt" style:font-size-complex="8pt"/>
    </style:style>
    <style:style style:name="P15" style:family="paragraph" style:parent-style-name="Standard">
      <style:text-properties fo:font-size="8pt" officeooo:rsid="00156149" officeooo:paragraph-rsid="0211d04b" style:font-size-asian="8pt" style:font-size-complex="8pt"/>
    </style:style>
    <style:style style:name="P16" style:family="paragraph" style:parent-style-name="Standard">
      <style:text-properties fo:font-size="8pt" officeooo:rsid="00156149" officeooo:paragraph-rsid="0212da0f" style:font-size-asian="8pt" style:font-size-complex="8pt"/>
    </style:style>
    <style:style style:name="P17" style:family="paragraph" style:parent-style-name="Standard">
      <style:text-properties fo:font-size="8pt" officeooo:rsid="00156149" officeooo:paragraph-rsid="0215029a" style:font-size-asian="8pt" style:font-size-complex="8pt"/>
    </style:style>
    <style:style style:name="P18" style:family="paragraph" style:parent-style-name="Standard">
      <style:text-properties fo:font-size="8pt" officeooo:rsid="00156149" officeooo:paragraph-rsid="021897d3" style:font-size-asian="8pt" style:font-size-complex="8pt"/>
    </style:style>
    <style:style style:name="P19" style:family="paragraph" style:parent-style-name="Standard">
      <style:text-properties fo:font-size="8pt" officeooo:rsid="00156149" officeooo:paragraph-rsid="021c92a4" style:font-size-asian="8pt" style:font-size-complex="8pt"/>
    </style:style>
    <style:style style:name="P20" style:family="paragraph" style:parent-style-name="Standard">
      <style:text-properties fo:font-size="8pt" officeooo:rsid="00156149" officeooo:paragraph-rsid="021ffb00" style:font-size-asian="8pt" style:font-size-complex="8pt"/>
    </style:style>
    <style:style style:name="P21" style:family="paragraph" style:parent-style-name="Standard">
      <style:text-properties fo:font-size="8pt" officeooo:rsid="00156149" officeooo:paragraph-rsid="02205050" style:font-size-asian="8pt" style:font-size-complex="8pt"/>
    </style:style>
    <style:style style:name="P22" style:family="paragraph" style:parent-style-name="Standard">
      <style:text-properties fo:font-size="8pt" officeooo:rsid="00156149" officeooo:paragraph-rsid="0221bf94" style:font-size-asian="8pt" style:font-size-complex="8pt"/>
    </style:style>
    <style:style style:name="P23" style:family="paragraph" style:parent-style-name="Standard">
      <style:text-properties fo:font-size="8pt" officeooo:rsid="00156149" officeooo:paragraph-rsid="0222acd5" style:font-size-asian="8pt" style:font-size-complex="8pt"/>
    </style:style>
    <style:style style:name="P24" style:family="paragraph" style:parent-style-name="Standard">
      <style:text-properties fo:font-size="8pt" officeooo:rsid="00156149" officeooo:paragraph-rsid="0223245f" style:font-size-asian="8pt" style:font-size-complex="8pt"/>
    </style:style>
    <style:style style:name="P25" style:family="paragraph" style:parent-style-name="Standard">
      <style:text-properties fo:font-size="8pt" officeooo:rsid="00156149" officeooo:paragraph-rsid="0223e2b3" style:font-size-asian="8pt" style:font-size-complex="8pt"/>
    </style:style>
    <style:style style:name="P26" style:family="paragraph" style:parent-style-name="Standard">
      <style:text-properties fo:font-size="8pt" officeooo:rsid="00156149" officeooo:paragraph-rsid="022435f5" style:font-size-asian="8pt" style:font-size-complex="8pt"/>
    </style:style>
    <style:style style:name="P27" style:family="paragraph" style:parent-style-name="Standard">
      <style:text-properties fo:font-size="8pt" officeooo:rsid="00156149" officeooo:paragraph-rsid="02260489" style:font-size-asian="8pt" style:font-size-complex="8pt"/>
    </style:style>
    <style:style style:name="P28" style:family="paragraph" style:parent-style-name="Standard">
      <style:text-properties fo:font-size="8pt" officeooo:rsid="00156149" officeooo:paragraph-rsid="0227959f" style:font-size-asian="8pt" style:font-size-complex="8pt"/>
    </style:style>
    <style:style style:name="P29" style:family="paragraph" style:parent-style-name="Standard">
      <style:text-properties fo:font-size="8pt" officeooo:rsid="00156149" officeooo:paragraph-rsid="02290650" style:font-size-asian="8pt" style:font-size-complex="8pt"/>
    </style:style>
    <style:style style:name="P30" style:family="paragraph" style:parent-style-name="Standard">
      <style:text-properties fo:font-size="8pt" officeooo:rsid="00156149" officeooo:paragraph-rsid="02296b90" style:font-size-asian="8pt" style:font-size-complex="8pt"/>
    </style:style>
    <style:style style:name="P31" style:family="paragraph" style:parent-style-name="Standard">
      <style:text-properties fo:font-size="8pt" officeooo:rsid="00156149" officeooo:paragraph-rsid="022a801a" style:font-size-asian="8pt" style:font-size-complex="8pt"/>
    </style:style>
    <style:style style:name="P32" style:family="paragraph" style:parent-style-name="Standard">
      <style:text-properties fo:font-size="8pt" officeooo:rsid="00156149" officeooo:paragraph-rsid="02301d89" style:font-size-asian="8pt" style:font-size-complex="8pt"/>
    </style:style>
    <style:style style:name="P33" style:family="paragraph" style:parent-style-name="Standard">
      <style:text-properties fo:font-size="8pt" officeooo:rsid="00156149" officeooo:paragraph-rsid="0238ded6" style:font-size-asian="8pt" style:font-size-complex="8pt"/>
    </style:style>
    <style:style style:name="P34" style:family="paragraph" style:parent-style-name="Standard">
      <style:text-properties fo:font-size="8pt" officeooo:rsid="00156149" officeooo:paragraph-rsid="02414d09" style:font-size-asian="8pt" style:font-size-complex="8pt"/>
    </style:style>
    <style:style style:name="P35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36" style:family="paragraph" style:parent-style-name="Standard">
      <style:text-properties fo:font-size="8pt" officeooo:rsid="00156149" officeooo:paragraph-rsid="024523b6" style:font-size-asian="8pt" style:font-size-complex="8pt"/>
    </style:style>
    <style:style style:name="P37" style:family="paragraph" style:parent-style-name="Standard">
      <style:text-properties fo:font-size="8pt" officeooo:rsid="00156149" officeooo:paragraph-rsid="0245a2a9" style:font-size-asian="8pt" style:font-size-complex="8pt"/>
    </style:style>
    <style:style style:name="P38" style:family="paragraph" style:parent-style-name="Standard">
      <style:text-properties fo:font-size="8pt" officeooo:rsid="00156149" officeooo:paragraph-rsid="02463f2e" style:font-size-asian="8pt" style:font-size-complex="8pt"/>
    </style:style>
    <style:style style:name="P39" style:family="paragraph" style:parent-style-name="Standard">
      <style:text-properties fo:font-size="8pt" officeooo:rsid="00156149" officeooo:paragraph-rsid="02471f67" style:font-size-asian="8pt" style:font-size-complex="8pt"/>
    </style:style>
    <style:style style:name="P40" style:family="paragraph" style:parent-style-name="Standard">
      <style:text-properties fo:font-size="8pt" officeooo:rsid="00156149" officeooo:paragraph-rsid="024aefd9" style:font-size-asian="8pt" style:font-size-complex="8pt"/>
    </style:style>
    <style:style style:name="P41" style:family="paragraph" style:parent-style-name="Standard">
      <style:text-properties fo:font-size="8pt" officeooo:rsid="00156149" officeooo:paragraph-rsid="024b4a12" style:font-size-asian="8pt" style:font-size-complex="8pt"/>
    </style:style>
    <style:style style:name="P42" style:family="paragraph" style:parent-style-name="Standard">
      <style:text-properties fo:font-size="8pt" officeooo:rsid="00156149" officeooo:paragraph-rsid="025aac4a" style:font-size-asian="8pt" style:font-size-complex="8pt"/>
    </style:style>
    <style:style style:name="P43" style:family="paragraph" style:parent-style-name="Standard">
      <style:text-properties fo:font-size="8pt" officeooo:rsid="00156149" officeooo:paragraph-rsid="025ed008" style:font-size-asian="8pt" style:font-size-complex="8pt"/>
    </style:style>
    <style:style style:name="P44" style:family="paragraph" style:parent-style-name="Standard">
      <style:text-properties fo:font-size="8pt" officeooo:rsid="00156149" officeooo:paragraph-rsid="02613ad1" style:font-size-asian="8pt" style:font-size-complex="8pt"/>
    </style:style>
    <style:style style:name="P45" style:family="paragraph" style:parent-style-name="Standard">
      <style:text-properties fo:font-size="8pt" officeooo:rsid="0022304a" officeooo:paragraph-rsid="0216536f" style:font-size-asian="8pt" style:font-size-complex="8pt"/>
    </style:style>
    <style:style style:name="P46" style:family="paragraph" style:parent-style-name="Standard">
      <style:text-properties fo:font-size="8pt" officeooo:rsid="0022304a" officeooo:paragraph-rsid="02180c36" style:font-size-asian="8pt" style:font-size-complex="8pt"/>
    </style:style>
    <style:style style:name="P47" style:family="paragraph" style:parent-style-name="Standard">
      <style:text-properties fo:font-size="8pt" officeooo:rsid="0022304a" officeooo:paragraph-rsid="021897d3" style:font-size-asian="8pt" style:font-size-complex="8pt"/>
    </style:style>
    <style:style style:name="P48" style:family="paragraph" style:parent-style-name="Standard">
      <style:text-properties fo:font-size="8pt" officeooo:rsid="0022304a" officeooo:paragraph-rsid="0218a906" style:font-size-asian="8pt" style:font-size-complex="8pt"/>
    </style:style>
    <style:style style:name="P49" style:family="paragraph" style:parent-style-name="Standard">
      <style:text-properties fo:font-size="8pt" officeooo:rsid="0022304a" officeooo:paragraph-rsid="02205050" style:font-size-asian="8pt" style:font-size-complex="8pt"/>
    </style:style>
    <style:style style:name="P50" style:family="paragraph" style:parent-style-name="Standard">
      <style:text-properties fo:font-size="8pt" officeooo:rsid="0022304a" officeooo:paragraph-rsid="0221bf94" style:font-size-asian="8pt" style:font-size-complex="8pt"/>
    </style:style>
    <style:style style:name="P51" style:family="paragraph" style:parent-style-name="Standard">
      <style:text-properties fo:font-size="8pt" officeooo:rsid="0022304a" officeooo:paragraph-rsid="022435f5" style:font-size-asian="8pt" style:font-size-complex="8pt"/>
    </style:style>
    <style:style style:name="P52" style:family="paragraph" style:parent-style-name="Standard">
      <style:text-properties fo:font-size="8pt" officeooo:rsid="0022304a" officeooo:paragraph-rsid="023b8c52" style:font-size-asian="8pt" style:font-size-complex="8pt"/>
    </style:style>
    <style:style style:name="P53" style:family="paragraph" style:parent-style-name="Standard">
      <style:text-properties fo:font-size="8pt" officeooo:rsid="0022304a" officeooo:paragraph-rsid="02414d09" style:font-size-asian="8pt" style:font-size-complex="8pt"/>
    </style:style>
    <style:style style:name="P54" style:family="paragraph" style:parent-style-name="Standard">
      <style:text-properties fo:font-size="8pt" officeooo:rsid="02560d0d" officeooo:paragraph-rsid="02560d0d" style:font-size-asian="8pt" style:font-size-complex="8pt"/>
    </style:style>
    <style:style style:name="P55" style:family="paragraph" style:parent-style-name="Standard">
      <style:text-properties fo:color="#ff3333" fo:font-size="8pt" officeooo:rsid="00156149" officeooo:paragraph-rsid="021897d3" style:font-size-asian="8pt" style:font-size-complex="8pt"/>
    </style:style>
    <style:style style:name="P56" style:family="paragraph" style:parent-style-name="Standard">
      <style:text-properties fo:color="#ff3333" fo:font-size="8pt" officeooo:rsid="00156149" officeooo:paragraph-rsid="021c92a4" style:font-size-asian="8pt" style:font-size-complex="8pt"/>
    </style:style>
    <style:style style:name="P57" style:family="paragraph" style:parent-style-name="Standard">
      <style:text-properties fo:color="#ff3333" fo:font-size="8pt" officeooo:rsid="00156149" officeooo:paragraph-rsid="021ffb00" style:font-size-asian="8pt" style:font-size-complex="8pt"/>
    </style:style>
    <style:style style:name="P58" style:family="paragraph" style:parent-style-name="Standard">
      <style:text-properties fo:color="#ff3333" fo:font-size="8pt" officeooo:rsid="00156149" officeooo:paragraph-rsid="0221bf94" style:font-size-asian="8pt" style:font-size-complex="8pt"/>
    </style:style>
    <style:style style:name="P59" style:family="paragraph" style:parent-style-name="Standard">
      <style:text-properties fo:color="#ff3333" fo:font-size="8pt" officeooo:rsid="00156149" officeooo:paragraph-rsid="0223245f" style:font-size-asian="8pt" style:font-size-complex="8pt"/>
    </style:style>
    <style:style style:name="P60" style:family="paragraph" style:parent-style-name="Standard">
      <style:text-properties fo:color="#ff3333" fo:font-size="8pt" officeooo:rsid="00156149" officeooo:paragraph-rsid="022435f5" style:font-size-asian="8pt" style:font-size-complex="8pt"/>
    </style:style>
    <style:style style:name="P61" style:family="paragraph" style:parent-style-name="Standard">
      <style:text-properties fo:font-size="8pt" officeooo:rsid="00156149" officeooo:paragraph-rsid="0209ed96" style:font-size-asian="8pt" style:font-size-complex="8pt"/>
    </style:style>
    <style:style style:name="P62" style:family="paragraph" style:parent-style-name="Standard">
      <style:text-properties fo:font-size="8pt" officeooo:rsid="00156149" officeooo:paragraph-rsid="0261cdd5" style:font-size-asian="8pt" style:font-size-complex="8pt"/>
    </style:style>
    <style:style style:name="P63" style:family="paragraph" style:parent-style-name="Standard">
      <style:text-properties fo:font-size="8pt" officeooo:rsid="00156149" officeooo:paragraph-rsid="01e01ed4" style:font-size-asian="8pt" style:font-size-complex="8pt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9c7368"/>
    </style:style>
    <style:style style:name="T5" style:family="text">
      <style:text-properties officeooo:rsid="01d46d40"/>
    </style:style>
    <style:style style:name="T6" style:family="text">
      <style:text-properties officeooo:rsid="01dda574"/>
    </style:style>
    <style:style style:name="T7" style:family="text">
      <style:text-properties officeooo:rsid="020ac9bc"/>
    </style:style>
    <style:style style:name="T8" style:family="text">
      <style:text-properties fo:color="#000000"/>
    </style:style>
    <style:style style:name="T9" style:family="text">
      <style:text-properties fo:color="#000000" officeooo:rsid="020ac9bc"/>
    </style:style>
    <style:style style:name="T10" style:family="text">
      <style:text-properties officeooo:rsid="020dd8eb"/>
    </style:style>
    <style:style style:name="T11" style:family="text">
      <style:text-properties officeooo:rsid="00156149"/>
    </style:style>
    <style:style style:name="T12" style:family="text">
      <style:text-properties officeooo:rsid="020e16bb"/>
    </style:style>
    <style:style style:name="T13" style:family="text">
      <style:text-properties officeooo:rsid="021008cb"/>
    </style:style>
    <style:style style:name="T14" style:family="text">
      <style:text-properties officeooo:rsid="0211d04b"/>
    </style:style>
    <style:style style:name="T15" style:family="text">
      <style:text-properties officeooo:rsid="0213c2d3"/>
    </style:style>
    <style:style style:name="T16" style:family="text">
      <style:text-properties officeooo:rsid="0216536f"/>
    </style:style>
    <style:style style:name="T17" style:family="text">
      <style:text-properties officeooo:rsid="0218a906"/>
    </style:style>
    <style:style style:name="T18" style:family="text">
      <style:text-properties officeooo:rsid="021c92a4"/>
    </style:style>
    <style:style style:name="T19" style:family="text">
      <style:text-properties officeooo:rsid="02205050"/>
    </style:style>
    <style:style style:name="T20" style:family="text">
      <style:text-properties officeooo:rsid="0221bf94"/>
    </style:style>
    <style:style style:name="T21" style:family="text">
      <style:text-properties officeooo:rsid="0222acd5"/>
    </style:style>
    <style:style style:name="T22" style:family="text">
      <style:text-properties officeooo:rsid="0223245f"/>
    </style:style>
    <style:style style:name="T23" style:family="text">
      <style:text-properties officeooo:rsid="0223e2b3"/>
    </style:style>
    <style:style style:name="T24" style:family="text">
      <style:text-properties officeooo:rsid="022435f5"/>
    </style:style>
    <style:style style:name="T25" style:family="text">
      <style:text-properties officeooo:rsid="0227ae72"/>
    </style:style>
    <style:style style:name="T26" style:family="text">
      <style:text-properties officeooo:rsid="02290650"/>
    </style:style>
    <style:style style:name="T27" style:family="text">
      <style:text-properties officeooo:rsid="022a801a"/>
    </style:style>
    <style:style style:name="T28" style:family="text">
      <style:text-properties officeooo:rsid="022d10bd"/>
    </style:style>
    <style:style style:name="T29" style:family="text">
      <style:text-properties officeooo:rsid="022f6929"/>
    </style:style>
    <style:style style:name="T30" style:family="text">
      <style:text-properties officeooo:rsid="02301d89"/>
    </style:style>
    <style:style style:name="T31" style:family="text">
      <style:text-properties officeooo:rsid="0236f8e2"/>
    </style:style>
    <style:style style:name="T32" style:family="text">
      <style:text-properties officeooo:rsid="023ebcfc"/>
    </style:style>
    <style:style style:name="T33" style:family="text">
      <style:text-properties officeooo:rsid="02414d09"/>
    </style:style>
    <style:style style:name="T34" style:family="text">
      <style:text-properties officeooo:rsid="02463f2e"/>
    </style:style>
    <style:style style:name="T35" style:family="text">
      <style:text-properties officeooo:rsid="02471f67"/>
    </style:style>
    <style:style style:name="T36" style:family="text">
      <style:text-properties officeooo:rsid="024881a0"/>
    </style:style>
    <style:style style:name="T37" style:family="text">
      <style:text-properties officeooo:rsid="024aefd9"/>
    </style:style>
    <style:style style:name="T38" style:family="text">
      <style:text-properties officeooo:rsid="024b4a12"/>
    </style:style>
    <style:style style:name="T39" style:family="text">
      <style:text-properties officeooo:rsid="025233d0"/>
    </style:style>
    <style:style style:name="T40" style:family="text">
      <style:text-properties officeooo:rsid="025aac4a"/>
    </style:style>
    <style:style style:name="T41" style:family="text">
      <style:text-properties officeooo:rsid="02606285"/>
    </style:style>
    <style:style style:name="T42" style:family="text">
      <style:text-properties officeooo:rsid="0261cdd5"/>
    </style:style>
    <style:style style:name="T43" style:family="text">
      <style:text-properties officeooo:rsid="0262a9f6"/>
    </style:style>
    <style:style style:name="T44" style:family="text">
      <style:text-properties officeooo:rsid="026395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出车管理</text:p>
      <text:p text:style-name="P35"><text:tab/>导航下拉名_1:用车管理</text:p>
      <text:p text:style-name="P34"><text:tab/><text:tab/>导航名_<text:span text:style-name="T33">1</text:span>:租车费用基本信息</text:p>
      <text:p text:style-name="P34"><text:tab/><text:tab/><text:tab/>功能名字_<text:span text:style-name="T21">1</text:span>:列表 <text:s/>功能类型:网格</text:p>
      <text:p text:style-name="P34"><text:tab/><text:tab/><text:tab/><text:tab/>字段名称_<text:span text:style-name="T5">1:租车费</text:span></text:p>
      <text:p text:style-name="P34"><text:tab/><text:tab/><text:tab/><text:tab/>字段名称_<text:span text:style-name="T5">2</text:span>:地区</text:p>
      <text:p text:style-name="P34"><text:tab/><text:tab/><text:tab/><text:tab/>字段名称_<text:span text:style-name="T5">3</text:span>:项目组</text:p>
      <text:p text:style-name="P34"><text:tab/><text:tab/><text:tab/><text:tab/>字段名称_<text:span text:style-name="T33">4</text:span>:创建人</text:p>
      <text:p text:style-name="P34"><text:tab/><text:tab/><text:tab/><text:tab/>字段名称_<text:span text:style-name="T33">5</text:span>:修改人</text:p>
      <text:p text:style-name="P34"><text:tab/><text:tab/><text:tab/><text:tab/>字段名称_<text:span text:style-name="T33">6</text:span>:id编号</text:p>
      <text:p text:style-name="P34"><text:tab/><text:tab/><text:tab/>功能名字_<text:span text:style-name="T33">2</text:span>:添加 <text:s/>功能类型:编辑</text:p>
      <text:p text:style-name="P34"><text:tab/><text:tab/><text:tab/><text:tab/>字段名称_<text:span text:style-name="T5">1:租车费<text:tab/><text:tab/></text:span>标签类型:数字框 <text:span text:style-name="T33">(保留两位小数) </text:span>必填</text:p>
      <text:p text:style-name="P34"><text:tab/><text:tab/><text:tab/><text:tab/>字段名称_<text:span text:style-name="T5">2</text:span>:地区<text:tab/><text:tab/>标签类型:单选下拉框 可编辑<text:span text:style-name="T1"> </text:span>必填</text:p>
      <text:p text:style-name="P34"><text:tab/><text:tab/><text:tab/><text:tab/>字段名称_<text:span text:style-name="T5">3</text:span>:项目组<text:tab/><text:tab/>标签类型:单选下拉框 可编辑<text:span text:style-name="T1"> </text:span>必填</text:p>
      <text:p text:style-name="P34"><text:tab/><text:tab/><text:tab/>功能名字_<text:span text:style-name="T33">3</text:span>:编辑 <text:s/>功能类型:编辑</text:p>
      <text:p text:style-name="P34"><text:tab/><text:tab/><text:tab/><text:tab/>字段名称_<text:span text:style-name="T5">1:租车费<text:tab/><text:tab/></text:span>标签类型:数字框 <text:span text:style-name="T33">(保留两位小数) </text:span>必填</text:p>
      <text:p text:style-name="P34"><text:tab/><text:tab/><text:tab/><text:tab/>字段名称_<text:span text:style-name="T5">2</text:span>:地区<text:tab/><text:tab/>标签类型:单选下拉框 可编辑<text:span text:style-name="T1"> </text:span>必填</text:p>
      <text:p text:style-name="P34"><text:tab/><text:tab/><text:tab/><text:tab/>字段名称_<text:span text:style-name="T5">3</text:span>:项目组<text:tab/><text:tab/>标签类型:单选下拉框 可编辑<text:span text:style-name="T1"> </text:span>必填</text:p>
      <text:p text:style-name="P34"><text:tab/><text:tab/><text:tab/>功能名字_<text:span text:style-name="T33">4</text:span>:删除 <text:s/>功能类型:编辑</text:p>
      <text:p text:style-name="P53"><text:tab/><text:tab/><text:tab/> <text:s text:c="7"/>提示:确定要解冻这条数据么！</text:p>
      <text:p text:style-name="P53"><text:tab/><text:tab/><text:tab/><text:tab/>按钮_<text:span text:style-name="T3">1</text:span>:确认</text:p>
      <text:p text:style-name="P53"><text:bookmark text:name="__DdeLink__24_7881338271111214112"/><text:tab/><text:tab/><text:tab/><text:tab/>按钮_<text:span text:style-name="T3">2</text:span>:取消</text:p>
      <text:p text:style-name="P2"><text:tab/><text:tab/>导航名_<text:span text:style-name="T33">2</text:span>:出车记录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3"><text:tab/><text:tab/><text:tab/><text:tab/>字段名称_<text:span text:style-name="T5">1:出车单号</text:span></text:p>
      <text:p text:style-name="P1"><text:tab/><text:tab/><text:tab/><text:tab/>字段名称_<text:span text:style-name="T5">2</text:span>:司机名称</text:p>
      <text:p text:style-name="P1"><text:tab/><text:tab/><text:tab/><text:tab/>字段名称_<text:span text:style-name="T5">3</text:span>:是否为本公司人员出车</text:p>
      <text:p text:style-name="P1"><text:tab/><text:tab/><text:tab/><text:tab/>字段名称_<text:span text:style-name="T5">4</text:span>:用车人</text:p>
      <text:p text:style-name="P2"><text:tab/><text:tab/><text:tab/><text:tab/>字段名称_<text:span text:style-name="T5">5</text:span>:员工编号</text:p>
      <text:p text:style-name="P2"><text:tab/><text:tab/><text:tab/><text:tab/>字段名称_<text:span text:style-name="T5">6</text:span>:所属地区</text:p>
      <text:p text:style-name="P4"><text:tab/><text:tab/><text:tab/><text:tab/>字段名称_<text:span text:style-name="T6">7</text:span>:所属项目组</text:p>
      <text:p text:style-name="P4"><text:tab/><text:tab/><text:tab/><text:tab/>字段名称_<text:span text:style-name="T6">8</text:span>:是否立项</text:p>
      <text:p text:style-name="P4"><text:tab/><text:tab/><text:tab/><text:tab/>字段名称_<text:span text:style-name="T6">9</text:span>:项目名称</text:p>
      <text:p text:style-name="P4"><text:tab/><text:tab/><text:tab/><text:tab/>字段名称_<text:span text:style-name="T6">10</text:span>:科目类型</text:p>
      <text:p text:style-name="P4"><text:tab/><text:tab/><text:tab/><text:tab/>字段名称_<text:span text:style-name="T6">11</text:span>:出车日期</text:p>
      <text:p text:style-name="P4"><text:tab/><text:tab/><text:tab/><text:tab/>字段名称_<text:span text:style-name="T6">12</text:span>:出车开始时间</text:p>
      <text:p text:style-name="P4"><text:tab/><text:tab/><text:tab/><text:tab/>字段名称_<text:span text:style-name="T6">13</text:span>:出车结束时间</text:p>
      <text:p text:style-name="P5"><text:tab/><text:tab/><text:tab/><text:tab/>字段名称_<text:span text:style-name="T6">14</text:span>:是否午休</text:p>
      <text:p text:style-name="P4"><text:tab/><text:tab/><text:tab/><text:tab/>字段名称_<text:span text:style-name="T6">15</text:span>:加班时长</text:p>
      <text:p text:style-name="P6"><text:tab/><text:tab/><text:tab/><text:tab/>字段名称_<text:span text:style-name="T6">16</text:span>:用车事由</text:p>
      <text:p text:style-name="P7"><text:tab/><text:tab/><text:tab/><text:tab/>字段名称_<text:span text:style-name="T6">17</text:span>:用车随同人员</text:p>
      <text:p text:style-name="P7"><text:tab/><text:tab/><text:tab/><text:tab/>字段名称_<text:span text:style-name="T6">18</text:span>:车牌号码</text:p>
      <text:p text:style-name="P7"><text:tab/><text:tab/><text:tab/><text:tab/>字段名称_<text:span text:style-name="T6">19</text:span>:所用油卡编号</text:p>
      <text:p text:style-name="P7"><text:tab/><text:tab/><text:tab/><text:tab/>字段名称_<text:span text:style-name="T7">20</text:span>:是否开空调</text:p>
      <text:p text:style-name="P7"><text:tab/><text:tab/><text:tab/><text:tab/>字段名称_<text:span text:style-name="T7">21</text:span>:是否市内</text:p>
      <text:p text:style-name="P7"><text:tab/><text:tab/><text:tab/><text:tab/>字段名称_<text:span text:style-name="T7">22</text:span>:当天是否加油</text:p>
      <text:p text:style-name="P7"><text:tab/><text:tab/><text:tab/><text:tab/>字段名称_<text:span text:style-name="T7">23</text:span>:补加油说明</text:p>
      <text:p text:style-name="P7"><text:tab/><text:tab/><text:tab/><text:tab/>字段名称_<text:span text:style-name="T7">24</text:span>:欠油说明</text:p>
      <text:p text:style-name="P7"><text:tab/><text:tab/><text:tab/><text:tab/>字段名称_<text:span text:style-name="T7">25</text:span>:加油时间</text:p>
      <text:p text:style-name="P7"><text:tab/><text:tab/><text:tab/><text:tab/>字段名称_<text:span text:style-name="T7">26</text:span>:加油量</text:p>
      <text:p text:style-name="P7"><text:tab/><text:tab/><text:tab/><text:tab/>字段名称_<text:span text:style-name="T7">27</text:span>:油卡余额</text:p>
      <text:p text:style-name="P7"><text:tab/><text:tab/><text:tab/><text:tab/>字段名称_<text:span text:style-name="T7">28</text:span>:当天油价</text:p>
      <text:p text:style-name="P7"><text:tab/><text:tab/><text:tab/><text:tab/>字段名称_<text:span text:style-name="T7">29</text:span>:任务下达人</text:p>
      <text:p text:style-name="P7"><text:tab/><text:tab/><text:tab/><text:tab/>字段名称_<text:span text:style-name="T7">30</text:span>:计划任务数量</text:p>
      <text:p text:style-name="P7"><text:soft-page-break/><text:tab/><text:tab/><text:tab/><text:tab/>字段名称_<text:span text:style-name="T7">31</text:span>:完成任务数量</text:p>
      <text:p text:style-name="P7"><text:tab/><text:tab/><text:tab/><text:tab/>字段名称_<text:span text:style-name="T7">32</text:span>:出车开始里程数</text:p>
      <text:p text:style-name="P7"><text:tab/><text:tab/><text:tab/><text:tab/>字段名称_<text:span text:style-name="T7">33</text:span>:出车结束里程数</text:p>
      <text:p text:style-name="P7"><text:tab/><text:tab/><text:tab/><text:tab/>字段名称_<text:span text:style-name="T7">34</text:span>:总里程数</text:p>
      <text:p text:style-name="P7"><text:tab/><text:tab/><text:tab/><text:tab/>字段名称_<text:span text:style-name="T7">35</text:span>:GPS轨迹里程数</text:p>
      <text:p text:style-name="P7"><text:tab/><text:tab/><text:tab/><text:tab/>字段名称_<text:span text:style-name="T7">36</text:span>:停车费</text:p>
      <text:p text:style-name="P7"><text:tab/><text:tab/><text:tab/><text:tab/>字段名称_<text:span text:style-name="T7">37</text:span>:过路费<text:bookmark-start text:name="__DdeLink__3297_522175572"/><text:bookmark-end text:name="__DdeLink__3297_522175572"/></text:p>
      <text:p text:style-name="P7"><text:tab/><text:tab/><text:tab/><text:tab/>字段名称_<text:span text:style-name="T42">38:评价司机</text:span></text:p>
      <text:p text:style-name="P7"><text:tab/><text:tab/><text:tab/><text:tab/>字段名称_<text:span text:style-name="T42">39:小票附件</text:span></text:p>
      <text:p text:style-name="P7"><text:tab/><text:tab/><text:tab/><text:tab/>字段名称_<text:span text:style-name="T39">40</text:span>:处罚汇总</text:p>
      <text:p text:style-name="P7"><text:tab/><text:tab/><text:tab/><text:tab/>字段名称_<text:span text:style-name="T7">41</text:span>:异常分析</text:p>
      <text:p text:style-name="P62"><text:tab/><text:tab/><text:tab/><text:tab/>字段名称_<text:span text:style-name="T7">38</text:span>:餐补费</text:p>
      <text:p text:style-name="P62"><text:tab/><text:tab/><text:tab/><text:tab/>字段名称_<text:span text:style-name="T42">39:资金模块核对意见</text:span></text:p>
      <text:p text:style-name="P62"><text:tab/><text:tab/><text:tab/><text:tab/>字段名称_<text:span text:style-name="T42">40:预算模块核对意见</text:span></text:p>
      <text:p text:style-name="P62"><text:tab/><text:tab/><text:tab/><text:tab/>字段名称_<text:span text:style-name="T42">41:任务下达人审核意见</text:span></text:p>
      <text:p text:style-name="P62"><text:tab/><text:tab/><text:tab/><text:tab/>字段名称_<text:span text:style-name="T42">42:是否付款</text:span></text:p>
      <text:p text:style-name="P62"><text:tab/><text:tab/><text:tab/><text:tab/>字段名称_<text:span text:style-name="T43">43:租车费用</text:span></text:p>
      <text:p text:style-name="P62"><text:tab/><text:tab/><text:tab/><text:tab/>字段名称_<text:span text:style-name="T43">44:预计付款时间</text:span></text:p>
      <text:p text:style-name="P62"><text:tab/><text:tab/><text:tab/><text:tab/>字段名称_<text:span text:style-name="T43">45:签收小票日期</text:span></text:p>
      <text:p text:style-name="P62"><text:tab/><text:tab/><text:tab/><text:tab/>字段名称_<text:span text:style-name="T43">46:小票审核情况</text:span></text:p>
      <text:p text:style-name="P62"><text:tab/><text:tab/><text:tab/><text:tab/>字段名称_<text:span text:style-name="T43">47:数据状态</text:span></text:p>
      <text:p text:style-name="P62"><text:tab/><text:tab/><text:tab/><text:tab/>字段名称_<text:span text:style-name="T43">48:资金审核时间</text:span></text:p>
      <text:p text:style-name="P62"><text:tab/><text:tab/><text:tab/><text:tab/>字段名称_<text:span text:style-name="T43">49:预算审核时间</text:span></text:p>
      <text:p text:style-name="P62"><text:tab/><text:tab/><text:tab/><text:tab/>字段名称_<text:span text:style-name="T43">50:任务下达人审核时间</text:span></text:p>
      <text:p text:style-name="P62"><text:tab/><text:tab/><text:tab/><text:tab/>字段名称_<text:span text:style-name="T43">51:资金审核人</text:span></text:p>
      <text:p text:style-name="P62"><text:tab/><text:tab/><text:tab/><text:tab/>字段名称_<text:span text:style-name="T43">52:小票审核结果</text:span></text:p>
      <text:p text:style-name="P62"><text:tab/><text:tab/><text:tab/><text:tab/>字段名称_<text:span text:style-name="T43">53:预算审核人</text:span></text:p>
      <text:p text:style-name="P62"><text:tab/><text:tab/><text:tab/><text:tab/>字段名称_<text:span text:style-name="T43">54:付款计划</text:span></text:p>
      <text:p text:style-name="P62"><text:tab/><text:tab/><text:tab/><text:tab/>字段名称_<text:span text:style-name="T43">55:查询类型</text:span></text:p>
      <text:p text:style-name="P62"><text:tab/><text:tab/><text:tab/><text:tab/>字段名称_<text:span text:style-name="T43">56:油耗</text:span></text:p>
      <text:p text:style-name="P62"><text:tab/><text:tab/><text:tab/><text:tab/>字段名称_<text:span text:style-name="T43">57:油费</text:span></text:p>
      <text:p text:style-name="P62"><text:tab/><text:tab/><text:tab/><text:tab/>字段名称_<text:span text:style-name="T43">58:加班费</text:span></text:p>
      <text:p text:style-name="P62"><text:tab/><text:tab/><text:tab/><text:tab/>字段名称_<text:span text:style-name="T43">59:金额</text:span></text:p>
      <text:p text:style-name="P62"><text:tab/><text:tab/><text:tab/><text:tab/>字段名称_<text:span text:style-name="T43">60:合计金额</text:span></text:p>
      <text:p text:style-name="P8"><text:tab/><text:tab/><text:tab/><text:tab/>隐藏字段_<text:span text:style-name="T7">45</text:span>:id编号</text:p>
      <text:p text:style-name="P9"><text:tab/><text:tab/><text:tab/>功能名称_2:添加 功能类型:编辑</text:p>
      <text:p text:style-name="P10"><text:tab/><text:tab/><text:tab/><text:tab/>字段名称_1:司机姓名<text:tab/><text:tab/><text:bookmark-start text:name="__DdeLink__872_269183839"/>标签类型:单选下拉框 可编辑<text:span text:style-name="T1"> </text:span>必填<text:bookmark-end text:name="__DdeLink__872_269183839"/></text:p>
      <text:p text:style-name="P10"><text:tab/><text:tab/><text:tab/><text:tab/>字段名称_<text:span text:style-name="T4">2</text:span>:是否为本公司人员出车<text:tab/>标签类型:单选下拉框 <text:span text:style-name="T10">(是/否)</text:span> <text:span text:style-name="T1"><text:s/></text:span>必填</text:p>
      <text:p text:style-name="P11"><text:tab/><text:tab/><text:tab/><text:tab/>字段名称_<text:span text:style-name="T4">3</text:span>:用车人<text:tab/><text:tab/><text:tab/>标签类型:单选下拉框 <text:span text:style-name="T31">可编辑</text:span> <text:span text:style-name="T1"><text:s/></text:span>必填</text:p>
      <text:p text:style-name="P11"><text:tab/><text:tab/><text:tab/><text:tab/>字段名称_<text:span text:style-name="T44">4:员工编号<text:tab/><text:tab/>标签类型:文本框 必填</text:span></text:p>
      <text:p text:style-name="P11"><text:tab/><text:tab/><text:tab/><text:tab/>字段名称_<text:span text:style-name="T44">5</text:span>:所属地区<text:tab/><text:tab/>标签类型:单选下拉框 可编辑<text:span text:style-name="T1"> </text:span>必填</text:p>
      <text:p text:style-name="P33"><text:tab/><text:tab/><text:tab/><text:tab/>字段名称_<text:span text:style-name="T44">6</text:span>:所属项目组<text:tab/><text:tab/>标签类型: 单选下拉框 可编辑<text:span text:style-name="T4"> <text:s/></text:span>必填</text:p>
      <text:p text:style-name="P12"><text:tab/><text:tab/><text:tab/><text:tab/>字段名称_<text:span text:style-name="T44">7</text:span>:是否立项<text:tab/><text:tab/>标签类型:单选下拉框 <text:span text:style-name="T10">(是/否)</text:span> <text:span text:style-name="T1"><text:s/></text:span>必填</text:p>
      <text:p text:style-name="P12"><text:tab/><text:tab/><text:tab/><text:tab/>字段名称_<text:span text:style-name="T44">8</text:span>:项目名称<text:tab/><text:tab/>标签类型:单选下拉框 可编辑 必填</text:p>
      <text:p text:style-name="P6"><text:tab/><text:tab/><text:tab/><text:tab/>字段名称_<text:span text:style-name="T44">9</text:span>:科目类型<text:tab/><text:tab/>标签类型:单选下拉框 <text:span text:style-name="T12">(主营业务成本/市场费/培训费) </text:span>必填</text:p>
      <text:p text:style-name="P14"><text:tab/><text:tab/><text:tab/><text:tab/>字段名称_<text:span text:style-name="T44">10</text:span>:出车日期<text:tab/><text:tab/>标签类型:日期框<text:span text:style-name="T13"> </text:span>必填</text:p>
      <text:p text:style-name="P14"><text:tab/><text:tab/><text:tab/><text:tab/>字段名称_<text:span text:style-name="T16">11</text:span>:出车开始时间<text:tab/><text:tab/>标签类型:日期<text:span text:style-name="T13">框 精确时分秒 </text:span>必填</text:p>
      <text:p text:style-name="P14"><text:tab/><text:tab/><text:tab/><text:tab/>字段名称_<text:span text:style-name="T16">12</text:span>:出车结束时间<text:tab/><text:tab/>标签类型:日期<text:span text:style-name="T13">框 精确时分秒 </text:span>必填</text:p>
      <text:p text:style-name="P14"><text:tab/><text:tab/><text:tab/><text:tab/>字段名称_<text:span text:style-name="T16">13</text:span>:是否午休<text:tab/><text:tab/>标签类型:单选下拉框 <text:span text:style-name="T12">(是/否) </text:span>必填</text:p>
      <text:p text:style-name="P14"><text:tab/><text:tab/><text:tab/><text:tab/>字段名称_<text:span text:style-name="T16">14</text:span>:加班时长<text:tab/><text:tab/>标签类型:数字框 <text:span text:style-name="T13">（</text:span>默认<text:span text:style-name="T13">0） </text:span>必填</text:p>
      <text:p text:style-name="P14"><text:bookmark-start text:name="__DdeLink__2526_1147126541"/><text:tab/><text:tab/><text:tab/><text:tab/>字段名称_<text:span text:style-name="T16">15</text:span>:用车随同人员<text:tab/><text:tab/>标签类型:单选下拉框 可编辑 <text:span text:style-name="T12"><text:s/></text:span>必填<text:bookmark-end text:name="__DdeLink__2526_1147126541"/></text:p>
      <text:p text:style-name="P43"><text:tab/><text:tab/><text:tab/><text:tab/>字段名称_<text:span text:style-name="T16">16</text:span>:用车事由<text:tab/><text:tab/>标签类型:单选下拉框 可编辑 <text:span text:style-name="T12"><text:s/></text:span>必填</text:p>
      <text:p text:style-name="P14"><text:tab/><text:tab/><text:tab/><text:tab/>字段名称_<text:span text:style-name="T16">16</text:span>:车牌号码<text:tab/><text:tab/>标签类型:单选下拉框 <text:span text:style-name="T13">可编辑 </text:span>必填</text:p>
      <text:p text:style-name="P14"><text:tab/><text:tab/><text:tab/><text:tab/>字段名称_<text:span text:style-name="T16">17</text:span>:是否<text:span text:style-name="T14">开空调</text:span><text:tab/><text:tab/>标签类型:单选下拉框 <text:span text:style-name="T14">(是/否) </text:span>必填</text:p>
      <text:p text:style-name="P15"><text:tab/><text:tab/><text:tab/><text:tab/>字段名称_<text:span text:style-name="T16">18</text:span>:是否市内<text:tab/><text:tab/>标签类型:单选下拉框 <text:span text:style-name="T14">(是/否) </text:span>必填</text:p>
      <text:p text:style-name="P15"><text:tab/><text:tab/><text:tab/><text:tab/>字段名称_<text:span text:style-name="T16">19</text:span>:<text:span text:style-name="T8">当天是否加油</text:span><text:tab/><text:tab/>标签类型:单选下拉框 <text:span text:style-name="T14">(是/否) </text:span>必填</text:p>
      <text:p text:style-name="P15"><text:tab/><text:tab/><text:tab/><text:tab/>字段名称_<text:span text:style-name="T16">20</text:span>:<text:span text:style-name="T14">补加油说明<text:tab/></text:span><text:tab/>标签类型:文本框 <text:span text:style-name="T14">非</text:span>必填</text:p>
      <text:p text:style-name="P15"><text:bookmark-start text:name="__DdeLink__2528_1147126541"/><text:soft-page-break/><text:tab/><text:tab/><text:tab/><text:tab/>字段名称_<text:span text:style-name="T16">21</text:span>:欠油说明<text:tab/><text:tab/>标签类型:单选下拉框 <text:span text:style-name="T14">(是/否) 非</text:span>必填<text:bookmark-end text:name="__DdeLink__2528_1147126541"/></text:p>
      <text:p text:style-name="P43"><text:tab/><text:tab/><text:tab/><text:tab/>字段名称_<text:span text:style-name="T16">22</text:span>:所用油卡编号<text:tab/><text:tab/>标签类型:单选下拉框 <text:span text:style-name="T14">(是/否) 非</text:span>必填</text:p>
      <text:p text:style-name="P15"><text:tab/><text:tab/><text:tab/><text:tab/>字段名称_<text:span text:style-name="T16">23</text:span>:加油时间<text:tab/><text:tab/>标签类型:日期<text:span text:style-name="T14">框 精确时分秒 非必填</text:span></text:p>
      <text:p text:style-name="P15"><text:tab/><text:tab/><text:tab/><text:tab/>字段名称_<text:span text:style-name="T16">24</text:span>:油卡余额<text:tab/><text:tab/>标签类型:数字框 <text:span text:style-name="T14">(保留两位小数)</text:span> 必填</text:p>
      <text:p text:style-name="P15"><text:tab/><text:tab/><text:tab/><text:tab/>字段名称_<text:span text:style-name="T16">25</text:span>:当天油价<text:tab/><text:tab/>标签类型:数字框 <text:span text:style-name="T14">(保留两位小数)</text:span> 非必填</text:p>
      <text:p text:style-name="P15"><text:tab/><text:tab/><text:tab/><text:tab/>字段名称_<text:span text:style-name="T16">26</text:span>:任务下达人<text:tab/><text:tab/>标签类型:单选下拉框 <text:span text:style-name="T14">可编辑</text:span> 必填</text:p>
      <text:p text:style-name="P15"><text:tab/><text:tab/><text:tab/><text:tab/>字段名称_<text:span text:style-name="T16">27</text:span>:计划任务数量<text:tab/><text:tab/>标签类型:数字框 <text:s/>必填</text:p>
      <text:p text:style-name="P15"><text:tab/><text:tab/><text:tab/><text:tab/>字段名称_<text:span text:style-name="T16">28</text:span>:任务完成数量<text:tab/><text:tab/>标签类型:数字框 <text:s/>必填</text:p>
      <text:p text:style-name="P15"><text:tab/><text:tab/><text:tab/><text:tab/>字段名称_<text:span text:style-name="T16">29</text:span>:出车开始里程数<text:tab/><text:tab/>标签类型:数字框 <text:span text:style-name="T14">(保留两位小数)</text:span> 必填</text:p>
      <text:p text:style-name="P15"><text:tab/><text:tab/><text:tab/><text:tab/>字段名称_<text:span text:style-name="T41">30</text:span>:出车结束里程数<text:tab/><text:tab/>标签类型:数字框 <text:span text:style-name="T14">(保留两位小数)</text:span> 必填</text:p>
      <text:p text:style-name="P15"><text:tab/><text:tab/><text:tab/><text:tab/>字段名称_<text:span text:style-name="T16">31</text:span>:GPS轨迹<text:span text:style-name="T14">总里程数</text:span><text:tab/>标签类型:数字框 <text:span text:style-name="T14">(保留两位小数)</text:span> 必填</text:p>
      <text:p text:style-name="P15"><text:tab/><text:tab/><text:tab/><text:tab/>字段名称_<text:span text:style-name="T16">32</text:span>:停车费<text:tab/><text:tab/><text:tab/>标签类型:数字框 <text:span text:style-name="T14">(保留两位小数，默认0.00)</text:span> 必填</text:p>
      <text:p text:style-name="P16"><text:tab/><text:tab/><text:tab/><text:tab/>字段名称_<text:span text:style-name="T16">33</text:span>:过路费<text:tab/><text:tab/><text:tab/>标签类型:数字框 <text:span text:style-name="T14">(保留两位小数，默认0.00)</text:span> 必填</text:p>
      <text:p text:style-name="P16"><text:tab/><text:tab/><text:tab/><text:tab/>字段名称_<text:span text:style-name="T16">34</text:span>:对司机<text:span text:style-name="T15">的评价</text:span><text:tab/><text:tab/>标签类型:文本框 必填</text:p>
      <text:p text:style-name="P17"><text:tab/><text:tab/><text:tab/><text:tab/>字段名称_<text:span text:style-name="T16">35</text:span>:处罚汇总<text:tab/><text:tab/>标签类型:数字框<text:span text:style-name="T1"> 非</text:span>必填</text:p>
      <text:p text:style-name="P17"><text:tab/><text:tab/><text:tab/><text:tab/>字段名称_<text:span text:style-name="T16">36</text:span>:异常分析<text:tab/><text:tab/>标签类型:文本框 <text:span text:style-name="T1"><text:s/>非</text:span>必填</text:p>
      <text:p text:style-name="P9"><text:tab/><text:tab/><text:tab/><text:tab/>按钮_<text:span text:style-name="T32">37</text:span>:提交</text:p>
      <text:p text:style-name="P9"><text:tab/><text:tab/><text:tab/>功能名称_<text:span text:style-name="T2">3</text:span>:编辑 功能类型:编辑</text:p>
      <text:p text:style-name="P44"><text:tab/><text:tab/><text:tab/><text:tab/>字段名称_1:司机姓名<text:tab/><text:tab/><text:bookmark-start text:name="__DdeLink__872_2691838391"/>标签类型:单选下拉框 可编辑<text:span text:style-name="T1"> </text:span>必填<text:bookmark-end text:name="__DdeLink__872_2691838391"/></text:p>
      <text:p text:style-name="P44"><text:tab/><text:tab/><text:tab/><text:tab/>字段名称_<text:span text:style-name="T4">2</text:span>:是否为本公司人员出车<text:tab/>标签类型:单选下拉框 <text:span text:style-name="T10">(是/否)</text:span> <text:span text:style-name="T1"><text:s/></text:span>必填</text:p>
      <text:p text:style-name="P44"><text:tab/><text:tab/><text:tab/><text:tab/>字段名称_<text:span text:style-name="T4">3</text:span>:用车人<text:tab/><text:tab/><text:tab/>标签类型:单选下拉框 <text:span text:style-name="T31">可编辑</text:span> <text:span text:style-name="T1"><text:s/></text:span>必填</text:p>
      <text:p text:style-name="P44"><text:tab/><text:tab/><text:tab/><text:tab/>字段名称_<text:span text:style-name="T41">4</text:span>:所属地区<text:tab/><text:tab/>标签类型:单选下拉框 可编辑<text:span text:style-name="T1"> </text:span>必填</text:p>
      <text:p text:style-name="P44"><text:tab/><text:tab/><text:tab/><text:tab/>字段名称_<text:span text:style-name="T41">5</text:span>:所属项目组<text:tab/><text:tab/>标签类型: 单选下拉框 可编辑<text:span text:style-name="T4"> <text:s/></text:span>必填</text:p>
      <text:p text:style-name="P44"><text:tab/><text:tab/><text:tab/><text:tab/>字段名称_<text:span text:style-name="T41">6</text:span>:是否立项<text:tab/><text:tab/>标签类型:单选下拉框 <text:span text:style-name="T10">(是/否)</text:span> <text:span text:style-name="T1"><text:s/></text:span>必填</text:p>
      <text:p text:style-name="P44"><text:tab/><text:tab/><text:tab/><text:tab/>字段名称_<text:span text:style-name="T41">7</text:span>:项目名称<text:tab/><text:tab/>标签类型:单选下拉框 可编辑 必填</text:p>
      <text:p text:style-name="P44"><text:tab/><text:tab/><text:tab/><text:tab/>字段名称_<text:span text:style-name="T41">8</text:span>:科目类型<text:tab/><text:tab/>标签类型:单选下拉框 <text:span text:style-name="T12">(主营业务成本/市场费/培训费) </text:span>必填</text:p>
      <text:p text:style-name="P44"><text:tab/><text:tab/><text:tab/><text:tab/>字段名称_<text:span text:style-name="T41">9</text:span>:出车日期<text:tab/><text:tab/>标签类型:日期框<text:span text:style-name="T13"> </text:span>必填</text:p>
      <text:p text:style-name="P44"><text:tab/><text:tab/><text:tab/><text:tab/>字段名称_<text:span text:style-name="T16">10</text:span>:出车开始时间<text:tab/><text:tab/>标签类型:日期<text:span text:style-name="T13">框 精确时分秒 </text:span>必填</text:p>
      <text:p text:style-name="P44"><text:tab/><text:tab/><text:tab/><text:tab/>字段名称_<text:span text:style-name="T16">11</text:span>:出车结束时间<text:tab/><text:tab/>标签类型:日期<text:span text:style-name="T13">框 精确时分秒 </text:span>必填</text:p>
      <text:p text:style-name="P44"><text:tab/><text:tab/><text:tab/><text:tab/>字段名称_<text:span text:style-name="T16">12</text:span>:是否午休<text:tab/><text:tab/>标签类型:单选下拉框 <text:span text:style-name="T12">(是/否) </text:span>必填</text:p>
      <text:p text:style-name="P44"><text:tab/><text:tab/><text:tab/><text:tab/>字段名称_<text:span text:style-name="T16">13</text:span>:加班时长<text:tab/><text:tab/>标签类型:数字框 <text:span text:style-name="T13">（</text:span>默认<text:span text:style-name="T13">0） </text:span>必填</text:p>
      <text:p text:style-name="P44"><text:bookmark-start text:name="__DdeLink__2526_11471265411"/><text:tab/><text:tab/><text:tab/><text:tab/>字段名称_<text:span text:style-name="T16">14</text:span>:出车随同人员<text:tab/><text:tab/>标签类型:单选下拉框 可编辑 <text:span text:style-name="T12"><text:s/></text:span>必填<text:bookmark-end text:name="__DdeLink__2526_11471265411"/></text:p>
      <text:p text:style-name="P44"><text:tab/><text:tab/><text:tab/><text:tab/>字段名称_<text:span text:style-name="T16">15</text:span>:用车事由<text:tab/><text:tab/>标签类型:单选下拉框 可编辑 <text:span text:style-name="T12"><text:s/></text:span>必填</text:p>
      <text:p text:style-name="P44"><text:tab/><text:tab/><text:tab/><text:tab/>字段名称_<text:span text:style-name="T16">16</text:span>:车牌号码<text:tab/><text:tab/>标签类型:单选下拉框 <text:span text:style-name="T13">可编辑 </text:span>必填</text:p>
      <text:p text:style-name="P44"><text:tab/><text:tab/><text:tab/><text:tab/>字段名称_<text:span text:style-name="T16">17</text:span>:是否<text:span text:style-name="T14">开空调</text:span><text:tab/><text:tab/>标签类型:单选下拉框 <text:span text:style-name="T14">(是/否) </text:span>必填</text:p>
      <text:p text:style-name="P44"><text:tab/><text:tab/><text:tab/><text:tab/>字段名称_<text:span text:style-name="T16">18</text:span>:是否市内<text:tab/><text:tab/>标签类型:单选下拉框 <text:span text:style-name="T14">(是/否) </text:span>必填</text:p>
      <text:p text:style-name="P44"><text:tab/><text:tab/><text:tab/><text:tab/>字段名称_<text:span text:style-name="T16">19</text:span>:<text:span text:style-name="T8">当天是否加油</text:span><text:tab/><text:tab/>标签类型:单选下拉框 <text:span text:style-name="T14">(是/否) </text:span>必填</text:p>
      <text:p text:style-name="P44"><text:tab/><text:tab/><text:tab/><text:tab/>字段名称_<text:span text:style-name="T16">20</text:span>:<text:span text:style-name="T14">补加油说明<text:tab/></text:span><text:tab/>标签类型:文本框 <text:span text:style-name="T14">非</text:span>必填</text:p>
      <text:p text:style-name="P44"><text:bookmark-start text:name="__DdeLink__2528_11471265411"/><text:tab/><text:tab/><text:tab/><text:tab/>字段名称_<text:span text:style-name="T16">21</text:span>:欠油说明<text:tab/><text:tab/>标签类型:单选下拉框 <text:span text:style-name="T14">(是/否) 非</text:span>必填<text:bookmark-end text:name="__DdeLink__2528_11471265411"/></text:p>
      <text:p text:style-name="P44"><text:tab/><text:tab/><text:tab/><text:tab/>字段名称_<text:span text:style-name="T16">22</text:span>:所用油卡编号<text:tab/><text:tab/>标签类型:单选下拉框 <text:span text:style-name="T14"><text:s/>非</text:span>必填</text:p>
      <text:p text:style-name="P44"><text:tab/><text:tab/><text:tab/><text:tab/>字段名称_<text:span text:style-name="T16">23</text:span>:加油时间<text:tab/><text:tab/>标签类型:日期<text:span text:style-name="T14">框 精确时分秒 非必填</text:span></text:p>
      <text:p text:style-name="P44"><text:tab/><text:tab/><text:tab/><text:tab/>字段名称_<text:span text:style-name="T16">24</text:span>:油卡余额<text:tab/><text:tab/>标签类型:数字框 <text:span text:style-name="T14">(保留两位小数)</text:span> 必填</text:p>
      <text:p text:style-name="P44"><text:tab/><text:tab/><text:tab/><text:tab/>字段名称_<text:span text:style-name="T16">25</text:span>:当天油价<text:tab/><text:tab/>标签类型:数字框 <text:span text:style-name="T14">(保留两位小数)</text:span> 非必填</text:p>
      <text:p text:style-name="P44"><text:tab/><text:tab/><text:tab/><text:tab/>字段名称_<text:span text:style-name="T16">26</text:span>:任务下达人<text:tab/><text:tab/>标签类型:单选下拉框 <text:span text:style-name="T14">可编辑</text:span> 必填</text:p>
      <text:p text:style-name="P44"><text:tab/><text:tab/><text:tab/><text:tab/>字段名称_<text:span text:style-name="T16">27</text:span>:计划任务数量<text:tab/><text:tab/>标签类型:数字框 <text:s/>必填；</text:p>
      <text:p text:style-name="P44"><text:tab/><text:tab/><text:tab/><text:tab/>字段名称_<text:span text:style-name="T16">28</text:span>:任务完成数量<text:tab/><text:tab/>标签类型:数字框 <text:s/>必填</text:p>
      <text:p text:style-name="P44"><text:tab/><text:tab/><text:tab/><text:tab/>字段名称_<text:span text:style-name="T16">29</text:span>:出车开始里程数<text:tab/><text:tab/>标签类型:数字框 <text:span text:style-name="T14">(保留两位小数)</text:span> 必填</text:p>
      <text:p text:style-name="P44"><text:tab/><text:tab/><text:tab/><text:tab/>字段名称_<text:span text:style-name="T41">30</text:span>:出车结束里程数<text:tab/><text:tab/>标签类型:数字框 <text:span text:style-name="T14">(保留两位小数)</text:span> 必填</text:p>
      <text:p text:style-name="P44"><text:tab/><text:tab/><text:tab/><text:tab/>字段名称_<text:span text:style-name="T16">31</text:span>:GPS轨迹<text:span text:style-name="T14">总里程数</text:span><text:tab/>标签类型:数字框 <text:span text:style-name="T14">(保留两位小数)</text:span> 必填</text:p>
      <text:p text:style-name="P44"><text:tab/><text:tab/><text:tab/><text:tab/>字段名称_<text:span text:style-name="T16">32</text:span>:停车费<text:tab/><text:tab/><text:tab/>标签类型:数字框 <text:span text:style-name="T14">(保留两位小数，默认0.00)</text:span> 必填</text:p>
      <text:p text:style-name="P44"><text:tab/><text:tab/><text:tab/><text:tab/>字段名称_<text:span text:style-name="T16">33</text:span>:过路费<text:tab/><text:tab/><text:tab/>标签类型:数字框 <text:span text:style-name="T14">(保留两位小数，默认0.00)</text:span> 必填</text:p>
      <text:p text:style-name="P44"><text:tab/><text:tab/><text:tab/><text:tab/>字段名称_<text:span text:style-name="T16">34</text:span>:对司机<text:span text:style-name="T15">的评价</text:span><text:tab/><text:tab/>标签类型:文本框 必填</text:p>
      <text:p text:style-name="P44"><text:tab/><text:tab/><text:tab/><text:tab/>字段名称_<text:span text:style-name="T16">35</text:span>:处罚汇总<text:tab/><text:tab/>标签类型:数字框<text:span text:style-name="T1"> 非</text:span>必填</text:p>
      <text:p text:style-name="P44"><text:tab/><text:tab/><text:tab/><text:tab/>字段名称_<text:span text:style-name="T16">36</text:span>:异常分析<text:tab/><text:tab/>标签类型:文本框 <text:span text:style-name="T1"><text:s/>非</text:span>必填</text:p>
      <text:p text:style-name="P13"><text:tab/><text:tab/><text:tab/><text:tab/>隐藏字段_<text:span text:style-name="T16">37</text:span>:id</text:p>
      <text:p text:style-name="P13"><text:tab/><text:tab/><text:tab/><text:tab/>按钮_<text:span text:style-name="T16">38</text:span>:提交</text:p>
      <text:p text:style-name="P45"><text:tab/><text:tab/><text:tab/>功能名称_4:冻结 功能类型:编辑</text:p>
      <text:p text:style-name="P45"><text:soft-page-break/><text:tab/><text:tab/><text:tab/> <text:s text:c="7"/>提示:确定要冻结这条数据么！</text:p>
      <text:p text:style-name="P45"><text:tab/><text:tab/><text:tab/><text:tab/>按钮_<text:span text:style-name="T3">1</text:span>:确认</text:p>
      <text:p text:style-name="P45"><text:bookmark text:name="__DdeLink__24_78813382711112141"/><text:tab/><text:tab/><text:tab/><text:tab/>按钮_<text:span text:style-name="T3">2</text:span>:取消</text:p>
      <text:p text:style-name="P45"><text:tab/><text:tab/><text:tab/>功能名称_<text:span text:style-name="T16">5</text:span>:解冻 功能类型:编辑</text:p>
      <text:p text:style-name="P45"><text:bookmark-start text:name="__DdeLink__2377_1807996551"/><text:tab/><text:tab/><text:tab/> <text:s text:c="7"/>提示:确定要解冻这条数据么！</text:p>
      <text:p text:style-name="P45"><text:tab/><text:tab/><text:tab/><text:tab/>按钮_<text:span text:style-name="T3">1</text:span>:确认</text:p>
      <text:p text:style-name="P45"><text:bookmark text:name="__DdeLink__24_788133827111121411"/><text:tab/><text:tab/><text:tab/><text:tab/>按钮_<text:span text:style-name="T3">2</text:span>:取消<text:bookmark-end text:name="__DdeLink__2377_1807996551"/></text:p>
      <text:p text:style-name="P45"><text:tab/><text:tab/><text:tab/>功能名称_<text:span text:style-name="T16">6</text:span>:上传附件 功能类型:编辑</text:p>
      <text:p text:style-name="P45"><text:bookmark-start text:name="__DdeLink__2377_1239424886"/><text:tab/><text:tab/><text:tab/> <text:s text:c="7"/><text:tab/><text:span text:style-name="T11">字段名称_1:文件上传<text:tab/><text:tab/>标签类型:文件上传</text:span><text:bookmark-end text:name="__DdeLink__2377_1239424886"/><text:span text:style-name="T11"> 必填</text:span></text:p>
      <text:p text:style-name="P52"><text:tab/><text:tab/><text:tab/> <text:s text:c="7"/><text:tab/><text:span text:style-name="T11">字段名称_1:附件所属类型<text:tab/><text:tab/>标签类型:单选下拉框(小票/其它)</text:span></text:p>
      <text:p text:style-name="P45"><text:tab/><text:tab/><text:tab/><text:tab/>按钮_<text:span text:style-name="T3">1</text:span>:确认</text:p>
      <text:p text:style-name="P45"><text:bookmark text:name="__DdeLink__24_7881338271111214111"/><text:tab/><text:tab/><text:tab/><text:tab/>按钮_<text:span text:style-name="T3">2</text:span>:取消</text:p>
      <text:p text:style-name="P32"><text:tab/><text:tab/><text:tab/>功能名字_<text:span text:style-name="T30">7</text:span>:查看附件 <text:s/>功能类型:<text:span text:style-name="T18">（参照ISSP-出车管理-用车管理-出车记录-附件）</text:span></text:p>
      <text:p text:style-name="P46"><text:tab/><text:tab/><text:tab/>功能名称_<text:span text:style-name="T29">8</text:span>:审核详情 功能类型:网格</text:p>
      <text:p text:style-name="P46"><text:tab/><text:tab/><text:tab/><text:tab/>网格一：</text:p>
      <text:p text:style-name="P47"><text:tab/><text:tab/><text:tab/> <text:s text:c="7"/><text:tab/><text:tab/><text:span text:style-name="T11">字段名称_1:出车单号</text:span></text:p>
      <text:p text:style-name="P18"><text:tab/><text:tab/><text:tab/><text:tab/><text:tab/>字段名称_<text:span text:style-name="T5">2</text:span>:司机名称</text:p>
      <text:p text:style-name="P18"><text:tab/><text:tab/><text:tab/><text:tab/><text:tab/>字段名称_<text:span text:style-name="T5">3</text:span>:是否为本公司人员出车</text:p>
      <text:p text:style-name="P18"><text:tab/><text:tab/><text:tab/><text:tab/><text:tab/>字段名称_<text:span text:style-name="T5">4</text:span>:用车人</text:p>
      <text:p text:style-name="P18"><text:tab/><text:tab/><text:tab/><text:tab/><text:tab/>字段名称_<text:span text:style-name="T5">5</text:span>:员工编号</text:p>
      <text:p text:style-name="P18"><text:tab/><text:tab/><text:tab/><text:tab/><text:tab/>字段名称_<text:span text:style-name="T5">6</text:span>:所属地区</text:p>
      <text:p text:style-name="P18"><text:tab/><text:tab/><text:tab/><text:tab/><text:tab/>字段名称_<text:span text:style-name="T6">7</text:span>:所属项目组</text:p>
      <text:p text:style-name="P18"><text:tab/><text:tab/><text:tab/><text:tab/><text:tab/>字段名称_<text:span text:style-name="T6">8</text:span>:是否立项</text:p>
      <text:p text:style-name="P18"><text:tab/><text:tab/><text:tab/><text:tab/><text:tab/>字段名称_<text:span text:style-name="T6">9</text:span>:项目名称</text:p>
      <text:p text:style-name="P18"><text:tab/><text:tab/><text:tab/><text:tab/><text:tab/>字段名称_<text:span text:style-name="T6">10</text:span>:科目类型</text:p>
      <text:p text:style-name="P18"><text:tab/><text:tab/><text:tab/><text:tab/><text:tab/>字段名称_<text:span text:style-name="T6">11</text:span>:出车日期</text:p>
      <text:p text:style-name="P18"><text:tab/><text:tab/><text:tab/><text:tab/><text:tab/>字段名称_<text:span text:style-name="T6">12</text:span>:出车开始时间</text:p>
      <text:p text:style-name="P18"><text:tab/><text:tab/><text:tab/><text:tab/><text:tab/>字段名称_<text:span text:style-name="T6">13</text:span>:出车结束时间</text:p>
      <text:p text:style-name="P18"><text:tab/><text:tab/><text:tab/><text:tab/><text:tab/>字段名称_<text:span text:style-name="T6">14</text:span>:是否午休</text:p>
      <text:p text:style-name="P18"><text:tab/><text:tab/><text:tab/><text:tab/><text:tab/>字段名称_<text:span text:style-name="T6">15</text:span>:加班时长</text:p>
      <text:p text:style-name="P18"><text:tab/><text:tab/><text:tab/><text:tab/><text:tab/>字段名称_<text:span text:style-name="T6">16</text:span>:用车事由</text:p>
      <text:p text:style-name="P18"><text:tab/><text:tab/><text:tab/><text:tab/><text:tab/>字段名称_<text:span text:style-name="T6">17</text:span>:用车随同人员</text:p>
      <text:p text:style-name="P18"><text:tab/><text:tab/><text:tab/><text:tab/><text:tab/>字段名称_<text:span text:style-name="T6">18</text:span>:车牌号码</text:p>
      <text:p text:style-name="P18"><text:tab/><text:tab/><text:tab/><text:tab/><text:tab/>字段名称_<text:span text:style-name="T6">19</text:span>:所用油卡编号</text:p>
      <text:p text:style-name="P18"><text:tab/><text:tab/><text:tab/><text:tab/><text:tab/>字段名称_<text:span text:style-name="T7">20</text:span>:是否开空调</text:p>
      <text:p text:style-name="P18"><text:tab/><text:tab/><text:tab/><text:tab/><text:tab/>字段名称_<text:span text:style-name="T7">21</text:span>:是否市内</text:p>
      <text:p text:style-name="P18"><text:tab/><text:tab/><text:tab/><text:tab/><text:tab/>字段名称_<text:span text:style-name="T7">22</text:span>:当天是否加油</text:p>
      <text:p text:style-name="P18"><text:tab/><text:tab/><text:tab/><text:tab/><text:tab/>字段名称_<text:span text:style-name="T7">23</text:span>:补加油说明</text:p>
      <text:p text:style-name="P18"><text:tab/><text:tab/><text:tab/><text:tab/><text:tab/>字段名称_<text:span text:style-name="T7">24</text:span>:欠油说明</text:p>
      <text:p text:style-name="P18"><text:tab/><text:tab/><text:tab/><text:tab/><text:tab/>字段名称_<text:span text:style-name="T7">25</text:span>:加油时间</text:p>
      <text:p text:style-name="P18"><text:tab/><text:tab/><text:tab/><text:tab/><text:tab/>字段名称_<text:span text:style-name="T7">26</text:span>:加油量</text:p>
      <text:p text:style-name="P18"><text:tab/><text:tab/><text:tab/><text:tab/><text:tab/>字段名称_<text:span text:style-name="T7">27</text:span>:油卡余额</text:p>
      <text:p text:style-name="P18"><text:tab/><text:tab/><text:tab/><text:tab/><text:tab/>字段名称_<text:span text:style-name="T7">28</text:span>:当天油价</text:p>
      <text:p text:style-name="P18"><text:tab/><text:tab/><text:tab/><text:tab/><text:tab/>字段名称_<text:span text:style-name="T7">29</text:span>:任务下达人</text:p>
      <text:p text:style-name="P18"><text:tab/><text:tab/><text:tab/><text:tab/><text:tab/>字段名称_<text:span text:style-name="T7">30</text:span>:计划任务数量</text:p>
      <text:p text:style-name="P18"><text:tab/><text:tab/><text:tab/><text:tab/><text:tab/>字段名称_<text:span text:style-name="T7">31</text:span>:完成任务数量</text:p>
      <text:p text:style-name="P18"><text:tab/><text:tab/><text:tab/><text:tab/><text:tab/>字段名称_<text:span text:style-name="T7">32</text:span>:出车开始里程数</text:p>
      <text:p text:style-name="P18"><text:tab/><text:tab/><text:tab/><text:tab/><text:tab/>字段名称_<text:span text:style-name="T7">33</text:span>:出车结束里程数</text:p>
      <text:p text:style-name="P18"><text:tab/><text:tab/><text:tab/><text:tab/><text:tab/>字段名称_<text:span text:style-name="T7">34</text:span>:总里程数</text:p>
      <text:p text:style-name="P18"><text:tab/><text:tab/><text:tab/><text:tab/><text:tab/>字段名称_<text:span text:style-name="T7">35</text:span>:GPS轨迹里程数</text:p>
      <text:p text:style-name="P18"><text:tab/><text:tab/><text:tab/><text:tab/><text:tab/>字段名称_<text:span text:style-name="T7">36</text:span>:停车费</text:p>
      <text:p text:style-name="P18"><text:tab/><text:tab/><text:tab/><text:tab/><text:tab/>字段名称_<text:span text:style-name="T7">37</text:span>:过路费</text:p>
      <text:p text:style-name="P18"><text:tab/><text:tab/><text:tab/><text:tab/><text:tab/>字段名称_<text:span text:style-name="T7">38</text:span>:餐补费</text:p>
      <text:p text:style-name="P55"><text:tab/><text:tab/><text:tab/><text:tab/><text:tab/><text:span text:style-name="T8">字段名称_</text:span><text:span text:style-name="T9">39</text:span><text:span text:style-name="T8">:小票附件</text:span></text:p>
      <text:p text:style-name="P18"><text:tab/><text:tab/><text:tab/><text:tab/><text:tab/>字段名称_<text:span text:style-name="T7">40</text:span>:处罚汇总</text:p>
      <text:p text:style-name="P18"><text:tab/><text:tab/><text:tab/><text:tab/><text:tab/>字段名称_<text:span text:style-name="T7">41</text:span>:异常分析</text:p>
      <text:p text:style-name="P18"><text:tab/><text:tab/><text:tab/><text:tab/>网格二:</text:p>
      <text:p text:style-name="P48"><text:soft-page-break/><text:tab/><text:tab/><text:tab/><text:tab/><text:tab/><text:span text:style-name="T11">字段名称_1:职位名称</text:span></text:p>
      <text:p text:style-name="P46"><text:bookmark text:name="__DdeLink__24_78813382711112141111"/><text:tab/><text:tab/><text:tab/><text:tab/><text:tab/>字段名称_<text:span text:style-name="T17">2:审核人</text:span></text:p>
      <text:p text:style-name="P48"><text:tab/><text:tab/><text:tab/><text:tab/><text:tab/>字段名称_<text:span text:style-name="T17">3:审核意见</text:span></text:p>
      <text:p text:style-name="P48"><text:tab/><text:tab/><text:tab/><text:tab/><text:tab/>字段名称_<text:span text:style-name="T17">4:审核时间</text:span></text:p>
      <text:p text:style-name="P48"><text:tab/><text:tab/><text:tab/><text:tab/><text:tab/>字段名称_<text:span text:style-name="T17">5:是否通过</text:span></text:p>
      <text:p text:style-name="P19"><text:tab/><text:tab/>导航名_<text:span text:style-name="T33">3</text:span>:等待审核</text:p>
      <text:p text:style-name="P19"><text:bookmark-start text:name="__DdeLink__24_78813382711"/><text:tab/><text:tab/><text:tab/>功能名字_1:列表 <text:s/>功能类型:网格<text:bookmark-end text:name="__DdeLink__24_78813382711"/></text:p>
      <text:p text:style-name="P19"><text:bookmark-start text:name="__DdeLink__1329_988509167"/><text:tab/><text:tab/><text:tab/><text:tab/>字段名称_<text:span text:style-name="T5">1:出车单号</text:span></text:p>
      <text:p text:style-name="P19"><text:tab/><text:tab/><text:tab/><text:tab/>字段名称_<text:span text:style-name="T5">2</text:span>:司机名称</text:p>
      <text:p text:style-name="P19"><text:tab/><text:tab/><text:tab/><text:tab/>字段名称_<text:span text:style-name="T5">3</text:span>:是否为本公司人员出车</text:p>
      <text:p text:style-name="P19"><text:tab/><text:tab/><text:tab/><text:tab/>字段名称_<text:span text:style-name="T5">4</text:span>:用车人</text:p>
      <text:p text:style-name="P19"><text:tab/><text:tab/><text:tab/><text:tab/>字段名称_<text:span text:style-name="T5">5</text:span>:员工编号</text:p>
      <text:p text:style-name="P19"><text:tab/><text:tab/><text:tab/><text:tab/>字段名称_<text:span text:style-name="T5">6</text:span>:所属地区</text:p>
      <text:p text:style-name="P19"><text:tab/><text:tab/><text:tab/><text:tab/>字段名称_<text:span text:style-name="T6">7</text:span>:所属项目组</text:p>
      <text:p text:style-name="P19"><text:tab/><text:tab/><text:tab/><text:tab/>字段名称_<text:span text:style-name="T6">8</text:span>:是否立项</text:p>
      <text:p text:style-name="P19"><text:tab/><text:tab/><text:tab/><text:tab/>字段名称_<text:span text:style-name="T6">9</text:span>:项目名称</text:p>
      <text:p text:style-name="P19"><text:tab/><text:tab/><text:tab/><text:tab/>字段名称_<text:span text:style-name="T6">10</text:span>:科目类型</text:p>
      <text:p text:style-name="P19"><text:tab/><text:tab/><text:tab/><text:tab/>字段名称_<text:span text:style-name="T6">11</text:span>:出车日期</text:p>
      <text:p text:style-name="P19"><text:tab/><text:tab/><text:tab/><text:tab/>字段名称_<text:span text:style-name="T6">12</text:span>:出车开始时间</text:p>
      <text:p text:style-name="P19"><text:tab/><text:tab/><text:tab/><text:tab/>字段名称_<text:span text:style-name="T6">13</text:span>:出车结束时间</text:p>
      <text:p text:style-name="P19"><text:tab/><text:tab/><text:tab/><text:tab/>字段名称_<text:span text:style-name="T6">14</text:span>:是否午休</text:p>
      <text:p text:style-name="P19"><text:tab/><text:tab/><text:tab/><text:tab/>字段名称_<text:span text:style-name="T6">15</text:span>:加班时长</text:p>
      <text:p text:style-name="P19"><text:tab/><text:tab/><text:tab/><text:tab/>字段名称_<text:span text:style-name="T6">16</text:span>:用车事由</text:p>
      <text:p text:style-name="P19"><text:tab/><text:tab/><text:tab/><text:tab/>字段名称_<text:span text:style-name="T6">17</text:span>:用车随同人员</text:p>
      <text:p text:style-name="P19"><text:tab/><text:tab/><text:tab/><text:tab/>字段名称_<text:span text:style-name="T6">18</text:span>:车牌号码</text:p>
      <text:p text:style-name="P19"><text:tab/><text:tab/><text:tab/><text:tab/>字段名称_<text:span text:style-name="T6">19</text:span>:所用油卡编号</text:p>
      <text:p text:style-name="P19"><text:tab/><text:tab/><text:tab/><text:tab/>字段名称_<text:span text:style-name="T7">20</text:span>:是否开空调</text:p>
      <text:p text:style-name="P19"><text:tab/><text:tab/><text:tab/><text:tab/>字段名称_<text:span text:style-name="T7">21</text:span>:是否市内</text:p>
      <text:p text:style-name="P19"><text:tab/><text:tab/><text:tab/><text:tab/>字段名称_<text:span text:style-name="T7">22</text:span>:当天是否加油</text:p>
      <text:p text:style-name="P19"><text:tab/><text:tab/><text:tab/><text:tab/>字段名称_<text:span text:style-name="T7">23</text:span>:补加油说明</text:p>
      <text:p text:style-name="P19"><text:tab/><text:tab/><text:tab/><text:tab/>字段名称_<text:span text:style-name="T7">24</text:span>:欠油说明</text:p>
      <text:p text:style-name="P19"><text:tab/><text:tab/><text:tab/><text:tab/>字段名称_<text:span text:style-name="T7">25</text:span>:加油时间</text:p>
      <text:p text:style-name="P19"><text:tab/><text:tab/><text:tab/><text:tab/>字段名称_<text:span text:style-name="T7">26</text:span>:加油量</text:p>
      <text:p text:style-name="P19"><text:tab/><text:tab/><text:tab/><text:tab/>字段名称_<text:span text:style-name="T7">27</text:span>:油卡余额</text:p>
      <text:p text:style-name="P19"><text:tab/><text:tab/><text:tab/><text:tab/>字段名称_<text:span text:style-name="T7">28</text:span>:当天油价</text:p>
      <text:p text:style-name="P19"><text:tab/><text:tab/><text:tab/><text:tab/>字段名称_<text:span text:style-name="T7">29</text:span>:任务下达人</text:p>
      <text:p text:style-name="P19"><text:tab/><text:tab/><text:tab/><text:tab/>字段名称_<text:span text:style-name="T7">30</text:span>:计划任务数量</text:p>
      <text:p text:style-name="P19"><text:tab/><text:tab/><text:tab/><text:tab/>字段名称_<text:span text:style-name="T7">31</text:span>:完成任务数量</text:p>
      <text:p text:style-name="P19"><text:tab/><text:tab/><text:tab/><text:tab/>字段名称_<text:span text:style-name="T7">32</text:span>:出车开始里程数</text:p>
      <text:p text:style-name="P19"><text:tab/><text:tab/><text:tab/><text:tab/>字段名称_<text:span text:style-name="T7">33</text:span>:出车结束里程数</text:p>
      <text:p text:style-name="P19"><text:tab/><text:tab/><text:tab/><text:tab/>字段名称_<text:span text:style-name="T7">34</text:span>:总里程数</text:p>
      <text:p text:style-name="P19"><text:tab/><text:tab/><text:tab/><text:tab/>字段名称_<text:span text:style-name="T7">35</text:span>:GPS轨迹里程数</text:p>
      <text:p text:style-name="P19"><text:tab/><text:tab/><text:tab/><text:tab/>字段名称_<text:span text:style-name="T7">36</text:span>:停车费</text:p>
      <text:p text:style-name="P19"><text:tab/><text:tab/><text:tab/><text:tab/>字段名称_<text:span text:style-name="T7">37</text:span>:过路费</text:p>
      <text:p text:style-name="P19"><text:tab/><text:tab/><text:tab/><text:tab/>字段名称_<text:span text:style-name="T7">38</text:span>:餐补费</text:p>
      <text:p text:style-name="P56"><text:tab/><text:tab/><text:tab/><text:tab/><text:span text:style-name="T8">字段名称_</text:span><text:span text:style-name="T9">39</text:span><text:span text:style-name="T8">:小票附件</text:span></text:p>
      <text:p text:style-name="P19"><text:tab/><text:tab/><text:tab/><text:tab/>字段名称_<text:span text:style-name="T7">40</text:span>:处罚汇总</text:p>
      <text:p text:style-name="P19"><text:tab/><text:tab/><text:tab/><text:tab/>字段名称_<text:span text:style-name="T7">41</text:span>:异常分析</text:p>
      <text:p text:style-name="P19"><text:tab/><text:tab/><text:tab/><text:tab/>字段名称_<text:span text:style-name="T16">42:状态</text:span></text:p>
      <text:p text:style-name="P19"><text:tab/><text:tab/><text:tab/><text:tab/>隐藏字段_<text:span text:style-name="T7">43</text:span>:id编号<text:bookmark-end text:name="__DdeLink__1329_988509167"/></text:p>
      <text:p text:style-name="P19"><text:bookmark-start text:name="__DdeLink__767_822333207"/><text:tab/><text:tab/><text:tab/>功能名字_<text:span text:style-name="T18">2</text:span>:查看附件 <text:s/>功能类型:<text:span text:style-name="T18">（参照ISSP-出车管理-用车管理-查看附件）</text:span><text:bookmark-end text:name="__DdeLink__767_822333207"/></text:p>
      <text:p text:style-name="P20"><text:tab/><text:tab/><text:tab/>功能名字_<text:span text:style-name="T18">3</text:span>:核对 <text:s/>功能类型:</text:p>
      <text:p text:style-name="P20"><text:tab/><text:tab/><text:tab/><text:tab/>网格字段：</text:p>
      <text:p text:style-name="P20"><text:tab/><text:tab/><text:tab/><text:tab/><text:tab/>字段名称_<text:span text:style-name="T5">1:出车单号</text:span></text:p>
      <text:p text:style-name="P20"><text:tab/><text:tab/><text:tab/><text:tab/><text:tab/>字段名称_<text:span text:style-name="T5">2</text:span>:司机名称</text:p>
      <text:p text:style-name="P20"><text:tab/><text:tab/><text:tab/><text:tab/><text:tab/>字段名称_<text:span text:style-name="T5">3</text:span>:是否为本公司人员出车</text:p>
      <text:p text:style-name="P20"><text:tab/><text:tab/><text:tab/><text:tab/><text:tab/>字段名称_<text:span text:style-name="T5">4</text:span>:用车人</text:p>
      <text:p text:style-name="P20"><text:soft-page-break/><text:tab/><text:tab/><text:tab/><text:tab/><text:tab/>字段名称_<text:span text:style-name="T5">5</text:span>:员工编号</text:p>
      <text:p text:style-name="P20"><text:tab/><text:tab/><text:tab/><text:tab/><text:tab/>字段名称_<text:span text:style-name="T5">6</text:span>:所属地区</text:p>
      <text:p text:style-name="P20"><text:tab/><text:tab/><text:tab/><text:tab/><text:tab/>字段名称_<text:span text:style-name="T6">7</text:span>:所属项目组</text:p>
      <text:p text:style-name="P20"><text:tab/><text:tab/><text:tab/><text:tab/><text:tab/>字段名称_<text:span text:style-name="T6">8</text:span>:是否立项</text:p>
      <text:p text:style-name="P20"><text:tab/><text:tab/><text:tab/><text:tab/><text:tab/>字段名称_<text:span text:style-name="T6">9</text:span>:项目名称</text:p>
      <text:p text:style-name="P20"><text:tab/><text:tab/><text:tab/><text:tab/><text:tab/>字段名称_<text:span text:style-name="T6">10</text:span>:科目类型</text:p>
      <text:p text:style-name="P20"><text:tab/><text:tab/><text:tab/><text:tab/><text:tab/>字段名称_<text:span text:style-name="T6">11</text:span>:出车日期</text:p>
      <text:p text:style-name="P20"><text:tab/><text:tab/><text:tab/><text:tab/><text:tab/>字段名称_<text:span text:style-name="T6">12</text:span>:出车开始时间</text:p>
      <text:p text:style-name="P20"><text:tab/><text:tab/><text:tab/><text:tab/><text:tab/>字段名称_<text:span text:style-name="T6">13</text:span>:出车结束时间</text:p>
      <text:p text:style-name="P20"><text:tab/><text:tab/><text:tab/><text:tab/><text:tab/>字段名称_<text:span text:style-name="T6">14</text:span>:是否午休</text:p>
      <text:p text:style-name="P20"><text:tab/><text:tab/><text:tab/><text:tab/><text:tab/>字段名称_<text:span text:style-name="T6">15</text:span>:加班时长</text:p>
      <text:p text:style-name="P20"><text:tab/><text:tab/><text:tab/><text:tab/><text:tab/>字段名称_<text:span text:style-name="T6">16</text:span>:用车事由</text:p>
      <text:p text:style-name="P20"><text:tab/><text:tab/><text:tab/><text:tab/><text:tab/>字段名称_<text:span text:style-name="T6">17</text:span>:用车随同人员</text:p>
      <text:p text:style-name="P20"><text:tab/><text:tab/><text:tab/><text:tab/><text:tab/>字段名称_<text:span text:style-name="T6">18</text:span>:车牌号码</text:p>
      <text:p text:style-name="P20"><text:tab/><text:tab/><text:tab/><text:tab/><text:tab/>字段名称_<text:span text:style-name="T6">19</text:span>:所用油卡编号</text:p>
      <text:p text:style-name="P20"><text:tab/><text:tab/><text:tab/><text:tab/><text:tab/>字段名称_<text:span text:style-name="T7">20</text:span>:是否开空调</text:p>
      <text:p text:style-name="P20"><text:tab/><text:tab/><text:tab/><text:tab/><text:tab/>字段名称_<text:span text:style-name="T7">21</text:span>:是否市内</text:p>
      <text:p text:style-name="P20"><text:tab/><text:tab/><text:tab/><text:tab/><text:tab/>字段名称_<text:span text:style-name="T7">22</text:span>:当天是否加油</text:p>
      <text:p text:style-name="P20"><text:tab/><text:tab/><text:tab/><text:tab/><text:tab/>字段名称_<text:span text:style-name="T7">23</text:span>:补加油说明</text:p>
      <text:p text:style-name="P20"><text:tab/><text:tab/><text:tab/><text:tab/><text:tab/>字段名称_<text:span text:style-name="T7">24</text:span>:欠油说明</text:p>
      <text:p text:style-name="P20"><text:tab/><text:tab/><text:tab/><text:tab/><text:tab/>字段名称_<text:span text:style-name="T7">25</text:span>:加油时间</text:p>
      <text:p text:style-name="P20"><text:tab/><text:tab/><text:tab/><text:tab/><text:tab/>字段名称_<text:span text:style-name="T7">26</text:span>:加油量</text:p>
      <text:p text:style-name="P20"><text:tab/><text:tab/><text:tab/><text:tab/><text:tab/>字段名称_<text:span text:style-name="T7">27</text:span>:油卡余额</text:p>
      <text:p text:style-name="P20"><text:tab/><text:tab/><text:tab/><text:tab/><text:tab/>字段名称_<text:span text:style-name="T7">28</text:span>:当天油价</text:p>
      <text:p text:style-name="P20"><text:tab/><text:tab/><text:tab/><text:tab/><text:tab/>字段名称_<text:span text:style-name="T7">29</text:span>:任务下达人</text:p>
      <text:p text:style-name="P20"><text:tab/><text:tab/><text:tab/><text:tab/><text:tab/>字段名称_<text:span text:style-name="T7">30</text:span>:计划任务数量</text:p>
      <text:p text:style-name="P20"><text:tab/><text:tab/><text:tab/><text:tab/><text:tab/>字段名称_<text:span text:style-name="T7">31</text:span>:完成任务数量</text:p>
      <text:p text:style-name="P20"><text:tab/><text:tab/><text:tab/><text:tab/><text:tab/>字段名称_<text:span text:style-name="T7">32</text:span>:出车开始里程数</text:p>
      <text:p text:style-name="P20"><text:tab/><text:tab/><text:tab/><text:tab/><text:tab/>字段名称_<text:span text:style-name="T7">33</text:span>:出车结束里程数</text:p>
      <text:p text:style-name="P20"><text:tab/><text:tab/><text:tab/><text:tab/><text:tab/>字段名称_<text:span text:style-name="T7">34</text:span>:总里程数</text:p>
      <text:p text:style-name="P20"><text:tab/><text:tab/><text:tab/><text:tab/><text:tab/>字段名称_<text:span text:style-name="T7">35</text:span>:GPS轨迹里程数</text:p>
      <text:p text:style-name="P20"><text:tab/><text:tab/><text:tab/><text:tab/><text:tab/>字段名称_<text:span text:style-name="T7">36</text:span>:停车费</text:p>
      <text:p text:style-name="P20"><text:tab/><text:tab/><text:tab/><text:tab/><text:tab/>字段名称_<text:span text:style-name="T7">37</text:span>:过路费</text:p>
      <text:p text:style-name="P20"><text:tab/><text:tab/><text:tab/><text:tab/><text:tab/>字段名称_<text:span text:style-name="T7">38</text:span>:餐补费</text:p>
      <text:p text:style-name="P57"><text:tab/><text:tab/><text:tab/><text:tab/><text:tab/><text:span text:style-name="T8">字段名称_</text:span><text:span text:style-name="T9">39</text:span><text:span text:style-name="T8">:小票附件</text:span></text:p>
      <text:p text:style-name="P20"><text:tab/><text:tab/><text:tab/><text:tab/><text:tab/>字段名称_<text:span text:style-name="T7">40</text:span>:处罚汇总</text:p>
      <text:p text:style-name="P20"><text:tab/><text:tab/><text:tab/><text:tab/><text:tab/>字段名称_<text:span text:style-name="T7">41</text:span>:异常分析</text:p>
      <text:p text:style-name="P36"><text:tab/><text:tab/><text:tab/><text:tab/><text:tab/>字段名称_<text:span text:style-name="T16">42:状态</text:span></text:p>
      <text:p text:style-name="P21"><text:tab/><text:tab/><text:tab/><text:tab/>编辑字段：</text:p>
      <text:p text:style-name="P21"><text:tab/><text:tab/><text:tab/><text:tab/><text:tab/>字段名称_<text:span text:style-name="T19">1:资金模块核对意见 <text:tab/></text:span>标签类型:文本框 <text:span text:style-name="T1"><text:s text:c="2"/></text:span>必填</text:p>
      <text:p text:style-name="P39"><text:tab/><text:tab/><text:tab/><text:tab/><text:tab/>隐藏字段_<text:span text:style-name="T35">2:id</text:span></text:p>
      <text:p text:style-name="P37"><text:tab/><text:tab/><text:tab/><text:tab/><text:tab/>提交_<text:span text:style-name="T35">3提交</text:span></text:p>
      <text:p text:style-name="P37"/>
      <text:p text:style-name="P22"><text:tab/><text:tab/><text:tab/><text:tab/><text:tab/>字段名称_<text:span text:style-name="T35">4:预算模块核对意见 <text:tab/></text:span>标签类型:文本框 <text:span text:style-name="T1"><text:s text:c="2"/></text:span>必填</text:p>
      <text:p text:style-name="P37"><text:bookmark-start text:name="__DdeLink__2467_1465186684"/><text:tab/><text:tab/><text:tab/><text:tab/><text:tab/>隐藏字段_<text:span text:style-name="T35">5:id</text:span><text:bookmark-end text:name="__DdeLink__2467_1465186684"/></text:p>
      <text:p text:style-name="P49"><text:tab/><text:tab/><text:tab/><text:tab/><text:tab/>按钮_<text:span text:style-name="T36">6</text:span>:提交 </text:p>
      <text:p text:style-name="P22"><text:tab/><text:tab/><text:tab/>功能名字_<text:span text:style-name="T20">4</text:span>:审核 <text:s/>功能类型:</text:p>
      <text:p text:style-name="P22"><text:tab/><text:tab/><text:tab/><text:tab/>网格字段：</text:p>
      <text:p text:style-name="P22"><text:tab/><text:tab/><text:tab/><text:tab/><text:tab/>字段名称_<text:span text:style-name="T5">1:出车单号</text:span></text:p>
      <text:p text:style-name="P22"><text:tab/><text:tab/><text:tab/><text:tab/><text:tab/>字段名称_<text:span text:style-name="T5">2</text:span>:司机名称</text:p>
      <text:p text:style-name="P22"><text:tab/><text:tab/><text:tab/><text:tab/><text:tab/>字段名称_<text:span text:style-name="T5">3</text:span>:是否为本公司人员出车</text:p>
      <text:p text:style-name="P22"><text:tab/><text:tab/><text:tab/><text:tab/><text:tab/>字段名称_<text:span text:style-name="T5">4</text:span>:用车人</text:p>
      <text:p text:style-name="P22"><text:tab/><text:tab/><text:tab/><text:tab/><text:tab/>字段名称_<text:span text:style-name="T5">5</text:span>:员工编号</text:p>
      <text:p text:style-name="P22"><text:tab/><text:tab/><text:tab/><text:tab/><text:tab/>字段名称_<text:span text:style-name="T5">6</text:span>:所属地区</text:p>
      <text:p text:style-name="P22"><text:tab/><text:tab/><text:tab/><text:tab/><text:tab/>字段名称_<text:span text:style-name="T6">7</text:span>:所属项目组</text:p>
      <text:p text:style-name="P22"><text:tab/><text:tab/><text:tab/><text:tab/><text:tab/>字段名称_<text:span text:style-name="T6">8</text:span>:是否立项</text:p>
      <text:p text:style-name="P22"><text:tab/><text:tab/><text:tab/><text:tab/><text:tab/>字段名称_<text:span text:style-name="T6">9</text:span>:项目名称</text:p>
      <text:p text:style-name="P22"><text:soft-page-break/><text:tab/><text:tab/><text:tab/><text:tab/><text:tab/>字段名称_<text:span text:style-name="T6">10</text:span>:科目类型</text:p>
      <text:p text:style-name="P22"><text:tab/><text:tab/><text:tab/><text:tab/><text:tab/>字段名称_<text:span text:style-name="T6">11</text:span>:出车日期</text:p>
      <text:p text:style-name="P22"><text:tab/><text:tab/><text:tab/><text:tab/><text:tab/>字段名称_<text:span text:style-name="T6">12</text:span>:出车开始时间</text:p>
      <text:p text:style-name="P22"><text:tab/><text:tab/><text:tab/><text:tab/><text:tab/>字段名称_<text:span text:style-name="T6">13</text:span>:出车结束时间</text:p>
      <text:p text:style-name="P22"><text:tab/><text:tab/><text:tab/><text:tab/><text:tab/>字段名称_<text:span text:style-name="T6">14</text:span>:是否午休</text:p>
      <text:p text:style-name="P22"><text:tab/><text:tab/><text:tab/><text:tab/><text:tab/>字段名称_<text:span text:style-name="T6">15</text:span>:加班时长</text:p>
      <text:p text:style-name="P22"><text:tab/><text:tab/><text:tab/><text:tab/><text:tab/>字段名称_<text:span text:style-name="T6">16</text:span>:用车事由</text:p>
      <text:p text:style-name="P22"><text:tab/><text:tab/><text:tab/><text:tab/><text:tab/>字段名称_<text:span text:style-name="T6">17</text:span>:用车随同人员</text:p>
      <text:p text:style-name="P22"><text:tab/><text:tab/><text:tab/><text:tab/><text:tab/>字段名称_<text:span text:style-name="T6">18</text:span>:车牌号码</text:p>
      <text:p text:style-name="P22"><text:tab/><text:tab/><text:tab/><text:tab/><text:tab/>字段名称_<text:span text:style-name="T6">19</text:span>:所用油卡编号</text:p>
      <text:p text:style-name="P22"><text:tab/><text:tab/><text:tab/><text:tab/><text:tab/>字段名称_<text:span text:style-name="T7">20</text:span>:是否开空调</text:p>
      <text:p text:style-name="P22"><text:tab/><text:tab/><text:tab/><text:tab/><text:tab/>字段名称_<text:span text:style-name="T7">21</text:span>:是否市内</text:p>
      <text:p text:style-name="P22"><text:tab/><text:tab/><text:tab/><text:tab/><text:tab/>字段名称_<text:span text:style-name="T7">22</text:span>:当天是否加油</text:p>
      <text:p text:style-name="P22"><text:tab/><text:tab/><text:tab/><text:tab/><text:tab/>字段名称_<text:span text:style-name="T7">23</text:span>:补加油说明</text:p>
      <text:p text:style-name="P22"><text:tab/><text:tab/><text:tab/><text:tab/><text:tab/>字段名称_<text:span text:style-name="T7">24</text:span>:欠油说明</text:p>
      <text:p text:style-name="P22"><text:tab/><text:tab/><text:tab/><text:tab/><text:tab/>字段名称_<text:span text:style-name="T7">25</text:span>:加油时间</text:p>
      <text:p text:style-name="P22"><text:tab/><text:tab/><text:tab/><text:tab/><text:tab/>字段名称_<text:span text:style-name="T7">26</text:span>:加油量</text:p>
      <text:p text:style-name="P22"><text:tab/><text:tab/><text:tab/><text:tab/><text:tab/>字段名称_<text:span text:style-name="T7">27</text:span>:油卡余额</text:p>
      <text:p text:style-name="P22"><text:tab/><text:tab/><text:tab/><text:tab/><text:tab/>字段名称_<text:span text:style-name="T7">28</text:span>:当天油价</text:p>
      <text:p text:style-name="P22"><text:tab/><text:tab/><text:tab/><text:tab/><text:tab/>字段名称_<text:span text:style-name="T7">29</text:span>:任务下达人</text:p>
      <text:p text:style-name="P22"><text:tab/><text:tab/><text:tab/><text:tab/><text:tab/>字段名称_<text:span text:style-name="T7">30</text:span>:计划任务数量</text:p>
      <text:p text:style-name="P22"><text:tab/><text:tab/><text:tab/><text:tab/><text:tab/>字段名称_<text:span text:style-name="T7">31</text:span>:完成任务数量</text:p>
      <text:p text:style-name="P22"><text:tab/><text:tab/><text:tab/><text:tab/><text:tab/>字段名称_<text:span text:style-name="T7">32</text:span>:出车开始里程数</text:p>
      <text:p text:style-name="P22"><text:tab/><text:tab/><text:tab/><text:tab/><text:tab/>字段名称_<text:span text:style-name="T7">33</text:span>:出车结束里程数</text:p>
      <text:p text:style-name="P22"><text:tab/><text:tab/><text:tab/><text:tab/><text:tab/>字段名称_<text:span text:style-name="T7">34</text:span>:总里程数</text:p>
      <text:p text:style-name="P22"><text:tab/><text:tab/><text:tab/><text:tab/><text:tab/>字段名称_<text:span text:style-name="T7">35</text:span>:GPS轨迹里程数</text:p>
      <text:p text:style-name="P22"><text:tab/><text:tab/><text:tab/><text:tab/><text:tab/>字段名称_<text:span text:style-name="T7">36</text:span>:停车费</text:p>
      <text:p text:style-name="P22"><text:tab/><text:tab/><text:tab/><text:tab/><text:tab/>字段名称_<text:span text:style-name="T7">37</text:span>:过路费</text:p>
      <text:p text:style-name="P22"><text:tab/><text:tab/><text:tab/><text:tab/><text:tab/>字段名称_<text:span text:style-name="T7">38</text:span>:餐补费</text:p>
      <text:p text:style-name="P58"><text:tab/><text:tab/><text:tab/><text:tab/><text:tab/><text:span text:style-name="T8">字段名称_</text:span><text:span text:style-name="T9">39</text:span><text:span text:style-name="T8">:小票附件</text:span></text:p>
      <text:p text:style-name="P22"><text:tab/><text:tab/><text:tab/><text:tab/><text:tab/>字段名称_<text:span text:style-name="T7">40</text:span>:处罚汇总</text:p>
      <text:p text:style-name="P22"><text:tab/><text:tab/><text:tab/><text:tab/><text:tab/>字段名称_<text:span text:style-name="T7">41</text:span>:异常分析</text:p>
      <text:p text:style-name="P22"><text:tab/><text:tab/><text:tab/><text:tab/><text:tab/>字段名称_<text:span text:style-name="T16">42:状态</text:span></text:p>
      <text:p text:style-name="P22"><text:tab/><text:tab/><text:tab/><text:tab/>编辑字段：</text:p>
      <text:p text:style-name="P22"><text:tab/><text:tab/><text:tab/><text:tab/><text:tab/>字段名称_<text:span text:style-name="T19">1:审核意见 <text:tab/></text:span>标签类型:文本框 <text:span text:style-name="T1"><text:s text:c="2"/></text:span>必填</text:p>
      <text:p text:style-name="P22"><text:tab/><text:tab/><text:tab/><text:tab/><text:tab/>字段名称_<text:span text:style-name="T34">2:是否通过 <text:tab/></text:span>标签类型:单选下拉框 <text:s/><text:span text:style-name="T20">(是/否)</text:span> <text:span text:style-name="T1"><text:s text:c="2"/></text:span>必填</text:p>
      <text:p text:style-name="P38"><text:tab/><text:tab/><text:tab/><text:tab/><text:tab/>隐藏字段_<text:span text:style-name="T34">3:id</text:span></text:p>
      <text:p text:style-name="P50"><text:tab/><text:tab/><text:tab/><text:tab/><text:tab/>按钮_<text:span text:style-name="T19">2</text:span>:提交 </text:p>
      <text:p text:style-name="P23"><text:tab/><text:tab/>导航名_<text:span text:style-name="T33">4</text:span>:财务核对</text:p>
      <text:p text:style-name="P23"><text:tab/><text:tab/><text:tab/>功能名字_<text:span text:style-name="T21">1</text:span>:列表 <text:s/>功能类型:网格</text:p>
      <text:p text:style-name="P54"><text:tab/><text:tab/><text:tab/><text:tab/>网格一：</text:p>
      <text:p text:style-name="P22"><text:tab/><text:tab/><text:tab/><text:tab/><text:tab/>字段名称_<text:span text:style-name="T5">1:出车单号</text:span></text:p>
      <text:p text:style-name="P22"><text:tab/><text:tab/><text:tab/><text:tab/><text:tab/>字段名称_<text:span text:style-name="T5">2</text:span>:司机名称</text:p>
      <text:p text:style-name="P22"><text:tab/><text:tab/><text:tab/><text:tab/><text:tab/>字段名称_<text:span text:style-name="T5">3</text:span>:是否为本公司人员出车</text:p>
      <text:p text:style-name="P22"><text:tab/><text:tab/><text:tab/><text:tab/><text:tab/>字段名称_<text:span text:style-name="T5">4</text:span>:用车人</text:p>
      <text:p text:style-name="P22"><text:tab/><text:tab/><text:tab/><text:tab/><text:tab/>字段名称_<text:span text:style-name="T5">5</text:span>:员工编号</text:p>
      <text:p text:style-name="P22"><text:tab/><text:tab/><text:tab/><text:tab/><text:tab/>字段名称_<text:span text:style-name="T5">6</text:span>:所属地区</text:p>
      <text:p text:style-name="P22"><text:tab/><text:tab/><text:tab/><text:tab/><text:tab/>字段名称_<text:span text:style-name="T6">7</text:span>:所属项目组</text:p>
      <text:p text:style-name="P22"><text:tab/><text:tab/><text:tab/><text:tab/><text:tab/>字段名称_<text:span text:style-name="T6">8</text:span>:是否立项</text:p>
      <text:p text:style-name="P22"><text:tab/><text:tab/><text:tab/><text:tab/><text:tab/>字段名称_<text:span text:style-name="T6">9</text:span>:项目名称</text:p>
      <text:p text:style-name="P22"><text:tab/><text:tab/><text:tab/><text:tab/><text:tab/>字段名称_<text:span text:style-name="T6">10</text:span>:科目类型</text:p>
      <text:p text:style-name="P22"><text:tab/><text:tab/><text:tab/><text:tab/><text:tab/>字段名称_<text:span text:style-name="T6">11</text:span>:出车日期</text:p>
      <text:p text:style-name="P22"><text:tab/><text:tab/><text:tab/><text:tab/><text:tab/>字段名称_<text:span text:style-name="T6">12</text:span>:出车开始时间</text:p>
      <text:p text:style-name="P22"><text:tab/><text:tab/><text:tab/><text:tab/><text:tab/>字段名称_<text:span text:style-name="T6">13</text:span>:出车结束时间</text:p>
      <text:p text:style-name="P22"><text:tab/><text:tab/><text:tab/><text:tab/><text:tab/>字段名称_<text:span text:style-name="T6">14</text:span>:是否午休</text:p>
      <text:p text:style-name="P22"><text:tab/><text:tab/><text:tab/><text:tab/><text:tab/>字段名称_<text:span text:style-name="T6">15</text:span>:加班时长</text:p>
      <text:p text:style-name="P22"><text:tab/><text:tab/><text:tab/><text:tab/><text:tab/>字段名称_<text:span text:style-name="T6">16</text:span>:用车事由</text:p>
      <text:p text:style-name="P22"><text:soft-page-break/><text:tab/><text:tab/><text:tab/><text:tab/><text:tab/>字段名称_<text:span text:style-name="T6">17</text:span>:用车随同人员</text:p>
      <text:p text:style-name="P22"><text:tab/><text:tab/><text:tab/><text:tab/><text:tab/>字段名称_<text:span text:style-name="T6">18</text:span>:车牌号码</text:p>
      <text:p text:style-name="P22"><text:tab/><text:tab/><text:tab/><text:tab/><text:tab/>字段名称_<text:span text:style-name="T6">19</text:span>:所用油卡编号</text:p>
      <text:p text:style-name="P22"><text:tab/><text:tab/><text:tab/><text:tab/><text:tab/>字段名称_<text:span text:style-name="T7">20</text:span>:是否开空调</text:p>
      <text:p text:style-name="P22"><text:tab/><text:tab/><text:tab/><text:tab/><text:tab/>字段名称_<text:span text:style-name="T7">21</text:span>:是否市内</text:p>
      <text:p text:style-name="P22"><text:tab/><text:tab/><text:tab/><text:tab/><text:tab/>字段名称_<text:span text:style-name="T7">22</text:span>:当天是否加油</text:p>
      <text:p text:style-name="P22"><text:tab/><text:tab/><text:tab/><text:tab/><text:tab/>字段名称_<text:span text:style-name="T7">23</text:span>:补加油说明</text:p>
      <text:p text:style-name="P22"><text:tab/><text:tab/><text:tab/><text:tab/><text:tab/>字段名称_<text:span text:style-name="T7">24</text:span>:欠油说明</text:p>
      <text:p text:style-name="P22"><text:tab/><text:tab/><text:tab/><text:tab/><text:tab/>字段名称_<text:span text:style-name="T7">25</text:span>:加油时间</text:p>
      <text:p text:style-name="P22"><text:tab/><text:tab/><text:tab/><text:tab/><text:tab/>字段名称_<text:span text:style-name="T7">26</text:span>:加油量</text:p>
      <text:p text:style-name="P22"><text:tab/><text:tab/><text:tab/><text:tab/><text:tab/>字段名称_<text:span text:style-name="T7">27</text:span>:油卡余额</text:p>
      <text:p text:style-name="P22"><text:tab/><text:tab/><text:tab/><text:tab/><text:tab/>字段名称_<text:span text:style-name="T7">28</text:span>:当天油价</text:p>
      <text:p text:style-name="P22"><text:tab/><text:tab/><text:tab/><text:tab/><text:tab/>字段名称_<text:span text:style-name="T7">29</text:span>:任务下达人</text:p>
      <text:p text:style-name="P22"><text:tab/><text:tab/><text:tab/><text:tab/><text:tab/>字段名称_<text:span text:style-name="T7">30</text:span>:计划任务数量</text:p>
      <text:p text:style-name="P22"><text:tab/><text:tab/><text:tab/><text:tab/><text:tab/>字段名称_<text:span text:style-name="T7">31</text:span>:完成任务数量</text:p>
      <text:p text:style-name="P22"><text:tab/><text:tab/><text:tab/><text:tab/><text:tab/>字段名称_<text:span text:style-name="T7">32</text:span>:出车开始里程数</text:p>
      <text:p text:style-name="P22"><text:tab/><text:tab/><text:tab/><text:tab/><text:tab/>字段名称_<text:span text:style-name="T7">33</text:span>:出车结束里程数</text:p>
      <text:p text:style-name="P22"><text:tab/><text:tab/><text:tab/><text:tab/><text:tab/>字段名称_<text:span text:style-name="T7">34</text:span>:总里程数</text:p>
      <text:p text:style-name="P22"><text:tab/><text:tab/><text:tab/><text:tab/><text:tab/>字段名称_<text:span text:style-name="T7">35</text:span>:GPS轨迹里程数</text:p>
      <text:p text:style-name="P22"><text:tab/><text:tab/><text:tab/><text:tab/><text:tab/>字段名称_<text:span text:style-name="T7">36</text:span>:停车费</text:p>
      <text:p text:style-name="P22"><text:tab/><text:tab/><text:tab/><text:tab/><text:tab/>字段名称_<text:span text:style-name="T7">37</text:span>:过路费</text:p>
      <text:p text:style-name="P22"><text:tab/><text:tab/><text:tab/><text:tab/><text:tab/>字段名称_<text:span text:style-name="T7">38</text:span>:餐补费</text:p>
      <text:p text:style-name="P58"><text:tab/><text:tab/><text:tab/><text:tab/><text:tab/><text:span text:style-name="T8">字段名称_</text:span><text:span text:style-name="T9">39</text:span><text:span text:style-name="T8">:小票附件</text:span></text:p>
      <text:p text:style-name="P22"><text:tab/><text:tab/><text:tab/><text:tab/><text:tab/>字段名称_<text:span text:style-name="T7">40</text:span>:处罚汇总</text:p>
      <text:p text:style-name="P22"><text:tab/><text:tab/><text:tab/><text:tab/><text:tab/>字段名称_<text:span text:style-name="T7">41</text:span>:异常分析</text:p>
      <text:p text:style-name="P22"><text:tab/><text:tab/><text:tab/><text:tab/><text:tab/>字段名称_<text:span text:style-name="T16">42:状态</text:span></text:p>
      <text:p text:style-name="P23"><text:tab/><text:tab/><text:tab/><text:tab/><text:tab/>隐藏字段_<text:span text:style-name="T16">43:id编号</text:span></text:p>
      <text:p text:style-name="P42"><text:bookmark-start text:name="__DdeLink__1355_988509167"/><text:tab/><text:tab/><text:tab/>功能名字_<text:span text:style-name="T40">2：审核详情：功能类型</text:span></text:p>
      <text:p text:style-name="P24"><text:tab/><text:tab/><text:tab/><text:tab/><text:tab/>字段名称_<text:span text:style-name="T23">1:职位名称</text:span></text:p>
      <text:p text:style-name="P25"><text:tab/><text:tab/><text:tab/><text:tab/><text:tab/>字段名称_<text:span text:style-name="T23">2:审核人</text:span></text:p>
      <text:p text:style-name="P25"><text:tab/><text:tab/><text:tab/><text:tab/><text:tab/>字段名称_<text:span text:style-name="T23">3:审核意见</text:span></text:p>
      <text:p text:style-name="P25"><text:tab/><text:tab/><text:tab/><text:tab/><text:tab/>字段名称_<text:span text:style-name="T23">4:审核结果</text:span></text:p>
      <text:p text:style-name="P25"><text:tab/><text:tab/><text:tab/><text:bookmark-start text:name="__DdeLink__2495_1082066221"/>功能名字_<text:span text:style-name="T23">3</text:span><text:bookmark-end text:name="__DdeLink__2495_1082066221"/>:单据审核 <text:s/>功能类型:编辑</text:p>
      <text:p text:style-name="P25"><text:tab/><text:tab/><text:tab/><text:tab/>字段名称_<text:span text:style-name="T23">1:收到日期<text:tab/><text:tab/></text:span>标签类型:日期框 <text:span text:style-name="T1"><text:s text:c="2"/></text:span>必填</text:p>
      <text:p text:style-name="P25"><text:tab/><text:tab/><text:tab/><text:tab/>字段名称_<text:span text:style-name="T23">2:审核情况<text:tab/><text:tab/></text:span>标签类型:文本框<text:span text:style-name="T1"> <text:s/></text:span>必填</text:p>
      <text:p text:style-name="P25"><text:bookmark-start text:name="__DdeLink__2486_1204171791"/><text:tab/><text:tab/><text:tab/><text:tab/>字段名称_<text:span text:style-name="T23">3:是否通过<text:tab/><text:tab/></text:span>标签类型:单选下拉框 <text:s/><text:span text:style-name="T20">(是/否)</text:span> <text:span text:style-name="T1"><text:s text:c="2"/></text:span>必填<text:bookmark-end text:name="__DdeLink__2486_1204171791"/></text:p>
      <text:p text:style-name="P40"><text:tab/><text:tab/><text:tab/><text:tab/>隐藏字段_<text:span text:style-name="T37">4:id<text:tab/><text:tab/><text:tab/></text:span></text:p>
      <text:p text:style-name="P25"><text:tab/><text:tab/><text:tab/><text:tab/>按钮_<text:span text:style-name="T37">5:提交</text:span><text:bookmark-end text:name="__DdeLink__1355_988509167"/></text:p>
      <text:p text:style-name="P24"><text:tab/><text:tab/>导航名_<text:span text:style-name="T22">5</text:span>:等待付款</text:p>
      <text:p text:style-name="P24"><text:tab/><text:tab/><text:tab/>功能名字_<text:span text:style-name="T21">1</text:span>:列表 <text:s/>功能类型:网格</text:p>
      <text:p text:style-name="P24"><text:tab/><text:tab/><text:tab/><text:tab/>字段名称_<text:span text:style-name="T5">1:出车单号</text:span></text:p>
      <text:p text:style-name="P24"><text:tab/><text:tab/><text:tab/><text:tab/>字段名称_<text:span text:style-name="T5">2</text:span>:司机名称</text:p>
      <text:p text:style-name="P24"><text:tab/><text:tab/><text:tab/><text:tab/>字段名称_<text:span text:style-name="T5">3</text:span>:是否为本公司人员出车</text:p>
      <text:p text:style-name="P24"><text:tab/><text:tab/><text:tab/><text:tab/>字段名称_<text:span text:style-name="T5">4</text:span>:用车人</text:p>
      <text:p text:style-name="P24"><text:tab/><text:tab/><text:tab/><text:tab/>字段名称_<text:span text:style-name="T5">5</text:span>:员工编号</text:p>
      <text:p text:style-name="P24"><text:tab/><text:tab/><text:tab/><text:tab/>字段名称_<text:span text:style-name="T5">6</text:span>:所属地区</text:p>
      <text:p text:style-name="P24"><text:tab/><text:tab/><text:tab/><text:tab/>字段名称_<text:span text:style-name="T6">7</text:span>:所属项目组</text:p>
      <text:p text:style-name="P24"><text:tab/><text:tab/><text:tab/><text:tab/>字段名称_<text:span text:style-name="T6">8</text:span>:是否立项</text:p>
      <text:p text:style-name="P24"><text:tab/><text:tab/><text:tab/><text:tab/>字段名称_<text:span text:style-name="T6">9</text:span>:项目名称</text:p>
      <text:p text:style-name="P24"><text:tab/><text:tab/><text:tab/><text:tab/>字段名称_<text:span text:style-name="T6">10</text:span>:科目类型</text:p>
      <text:p text:style-name="P24"><text:tab/><text:tab/><text:tab/><text:tab/>字段名称_<text:span text:style-name="T6">11</text:span>:出车日期</text:p>
      <text:p text:style-name="P24"><text:tab/><text:tab/><text:tab/><text:tab/>字段名称_<text:span text:style-name="T6">12</text:span>:出车开始时间</text:p>
      <text:p text:style-name="P24"><text:tab/><text:tab/><text:tab/><text:tab/>字段名称_<text:span text:style-name="T6">13</text:span>:出车结束时间</text:p>
      <text:p text:style-name="P24"><text:tab/><text:tab/><text:tab/><text:tab/>字段名称_<text:span text:style-name="T6">14</text:span>:是否午休</text:p>
      <text:p text:style-name="P24"><text:tab/><text:tab/><text:tab/><text:tab/>字段名称_<text:span text:style-name="T6">15</text:span>:加班时长</text:p>
      <text:p text:style-name="P24"><text:tab/><text:tab/><text:tab/><text:tab/>字段名称_<text:span text:style-name="T6">16</text:span>:用车事由</text:p>
      <text:p text:style-name="P24"><text:tab/><text:tab/><text:tab/><text:tab/>字段名称_<text:span text:style-name="T6">17</text:span>:用车随同人员</text:p>
      <text:p text:style-name="P24"><text:soft-page-break/><text:tab/><text:tab/><text:tab/><text:tab/>字段名称_<text:span text:style-name="T6">18</text:span>:车牌号码</text:p>
      <text:p text:style-name="P24"><text:tab/><text:tab/><text:tab/><text:tab/>字段名称_<text:span text:style-name="T6">19</text:span>:所用油卡编号</text:p>
      <text:p text:style-name="P24"><text:tab/><text:tab/><text:tab/><text:tab/>字段名称_<text:span text:style-name="T7">20</text:span>:是否开空调</text:p>
      <text:p text:style-name="P24"><text:tab/><text:tab/><text:tab/><text:tab/>字段名称_<text:span text:style-name="T7">21</text:span>:是否市内</text:p>
      <text:p text:style-name="P24"><text:tab/><text:tab/><text:tab/><text:tab/>字段名称_<text:span text:style-name="T7">22</text:span>:当天是否加油</text:p>
      <text:p text:style-name="P24"><text:tab/><text:tab/><text:tab/><text:tab/>字段名称_<text:span text:style-name="T7">23</text:span>:补加油说明</text:p>
      <text:p text:style-name="P24"><text:tab/><text:tab/><text:tab/><text:tab/>字段名称_<text:span text:style-name="T7">24</text:span>:欠油说明</text:p>
      <text:p text:style-name="P24"><text:tab/><text:tab/><text:tab/><text:tab/>字段名称_<text:span text:style-name="T7">25</text:span>:加油时间</text:p>
      <text:p text:style-name="P24"><text:tab/><text:tab/><text:tab/><text:tab/>字段名称_<text:span text:style-name="T7">26</text:span>:加油量</text:p>
      <text:p text:style-name="P24"><text:tab/><text:tab/><text:tab/><text:tab/>字段名称_<text:span text:style-name="T7">27</text:span>:油卡余额</text:p>
      <text:p text:style-name="P24"><text:tab/><text:tab/><text:tab/><text:tab/>字段名称_<text:span text:style-name="T7">28</text:span>:当天油价</text:p>
      <text:p text:style-name="P24"><text:tab/><text:tab/><text:tab/><text:tab/>字段名称_<text:span text:style-name="T7">29</text:span>:任务下达人</text:p>
      <text:p text:style-name="P24"><text:tab/><text:tab/><text:tab/><text:tab/>字段名称_<text:span text:style-name="T7">30</text:span>:计划任务数量</text:p>
      <text:p text:style-name="P24"><text:tab/><text:tab/><text:tab/><text:tab/>字段名称_<text:span text:style-name="T7">31</text:span>:完成任务数量</text:p>
      <text:p text:style-name="P24"><text:tab/><text:tab/><text:tab/><text:tab/>字段名称_<text:span text:style-name="T7">32</text:span>:出车开始里程数</text:p>
      <text:p text:style-name="P24"><text:tab/><text:tab/><text:tab/><text:tab/>字段名称_<text:span text:style-name="T7">33</text:span>:出车结束里程数</text:p>
      <text:p text:style-name="P24"><text:tab/><text:tab/><text:tab/><text:tab/>字段名称_<text:span text:style-name="T7">34</text:span>:总里程数</text:p>
      <text:p text:style-name="P24"><text:tab/><text:tab/><text:tab/><text:tab/>字段名称_<text:span text:style-name="T7">35</text:span>:GPS轨迹里程数</text:p>
      <text:p text:style-name="P24"><text:tab/><text:tab/><text:tab/><text:tab/>字段名称_<text:span text:style-name="T7">36</text:span>:停车费</text:p>
      <text:p text:style-name="P24"><text:tab/><text:tab/><text:tab/><text:tab/>字段名称_<text:span text:style-name="T7">37</text:span>:过路费</text:p>
      <text:p text:style-name="P24"><text:tab/><text:tab/><text:tab/><text:tab/>字段名称_<text:span text:style-name="T7">38</text:span>:餐补费</text:p>
      <text:p text:style-name="P59"><text:tab/><text:tab/><text:tab/><text:tab/><text:span text:style-name="T8">字段名称_</text:span><text:span text:style-name="T9">39</text:span><text:span text:style-name="T8">:小票附件</text:span></text:p>
      <text:p text:style-name="P24"><text:tab/><text:tab/><text:tab/><text:tab/>字段名称_<text:span text:style-name="T7">40</text:span>:处罚汇总</text:p>
      <text:p text:style-name="P24"><text:tab/><text:tab/><text:tab/><text:tab/>字段名称_<text:span text:style-name="T7">41</text:span>:异常分析</text:p>
      <text:p text:style-name="P24"><text:tab/><text:tab/><text:tab/><text:tab/>字段名称_<text:span text:style-name="T16">42:状态</text:span></text:p>
      <text:p text:style-name="P24"><text:tab/><text:tab/><text:tab/><text:tab/>隐藏字段_<text:span text:style-name="T16">43:id编号</text:span></text:p>
      <text:p text:style-name="P25"><text:bookmark-start text:name="__DdeLink__1365_988509167"/><text:tab/><text:tab/><text:tab/>功能名字_<text:span text:style-name="T23">2</text:span>:审核详情 <text:s/>功能类型:网格</text:p>
      <text:p text:style-name="P25"><text:tab/><text:tab/><text:tab/><text:tab/>字段名称_<text:span text:style-name="T23">1:职位名称</text:span></text:p>
      <text:p text:style-name="P25"><text:tab/><text:tab/><text:tab/><text:tab/>字段名称_<text:span text:style-name="T23">2:审核人</text:span></text:p>
      <text:p text:style-name="P25"><text:tab/><text:tab/><text:tab/><text:tab/>字段名称_<text:span text:style-name="T23">3:审核意见</text:span></text:p>
      <text:p text:style-name="P25"><text:tab/><text:tab/><text:tab/><text:tab/>字段名称_<text:span text:style-name="T23">4:审核结果</text:span><text:bookmark-end text:name="__DdeLink__1365_988509167"/></text:p>
      <text:p text:style-name="P25"><text:tab/><text:tab/><text:tab/>功能名字_<text:span text:style-name="T23">3</text:span>:预计付款 <text:s/>功能类型:编辑</text:p>
      <text:p text:style-name="P25"><text:tab/><text:tab/><text:tab/><text:tab/>字段名称_<text:span text:style-name="T23">1:</text:span><text:bookmark-start text:name="__DdeLink__2497_1082066221"/><text:span text:style-name="T23">预计付款日期</text:span><text:bookmark-end text:name="__DdeLink__2497_1082066221"/><text:span text:style-name="T23"><text:tab/><text:tab/></text:span><text:bookmark-start text:name="__DdeLink__1370_988509167"/>标签类型:日期框 <text:span text:style-name="T1"><text:s text:c="2"/></text:span>必填<text:bookmark-end text:name="__DdeLink__1370_988509167"/></text:p>
      <text:p text:style-name="P25"><text:bookmark-start text:name="__DdeLink__2488_1204171791"/><text:tab/><text:tab/><text:tab/><text:tab/>字段名称_<text:span text:style-name="T23">2:</text:span><text:bookmark-start text:name="__DdeLink__2499_1082066221"/><text:span text:style-name="T23">付款计划</text:span><text:bookmark-end text:name="__DdeLink__2499_1082066221"/><text:span text:style-name="T23"><text:tab/><text:tab/></text:span>标签类型:文本框<text:span text:style-name="T1"> <text:s/></text:span>必填<text:bookmark-end text:name="__DdeLink__2488_1204171791"/></text:p>
      <text:p text:style-name="P41"><text:tab/><text:tab/><text:tab/><text:tab/>隐藏字段_<text:span text:style-name="T38">3:id<text:tab/><text:tab/><text:tab/></text:span>标签类型:文本框<text:span text:style-name="T1"> <text:s/></text:span>必填</text:p>
      <text:p text:style-name="P25"><text:tab/><text:tab/><text:tab/><text:tab/>按钮_<text:span text:style-name="T23">3:提交</text:span></text:p>
      <text:p text:style-name="P26"><text:tab/><text:tab/><text:tab/>功能名字_<text:span text:style-name="T24">4</text:span>:付款 <text:s/>功能类型:编辑</text:p>
      <text:p text:style-name="P51"><text:tab/><text:tab/><text:tab/> <text:s text:c="7"/>提示:确定要付款这条数据么！</text:p>
      <text:p text:style-name="P51"><text:tab/><text:tab/><text:tab/><text:tab/>按钮_<text:span text:style-name="T3">1</text:span>:确认</text:p>
      <text:p text:style-name="P51"><text:bookmark text:name="__DdeLink__24_7881338271111214114"/><text:tab/><text:tab/><text:tab/><text:tab/>按钮_<text:span text:style-name="T3">2</text:span>:取消</text:p>
      <text:p text:style-name="P26"><text:tab/><text:tab/>导航名_<text:span text:style-name="T24">6</text:span>:已付款记录</text:p>
      <text:p text:style-name="P26"><text:tab/><text:tab/><text:tab/><text:bookmark-start text:name="__DdeLink__1363_988509167"/>功能名字_<text:span text:style-name="T21">1</text:span>:列表 <text:s/>功能类型:网格</text:p>
      <text:p text:style-name="P26"><text:tab/><text:tab/><text:tab/><text:tab/>字段名称_<text:span text:style-name="T5">1:出车单号</text:span></text:p>
      <text:p text:style-name="P26"><text:tab/><text:tab/><text:tab/><text:tab/>字段名称_<text:span text:style-name="T5">2</text:span>:司机名称</text:p>
      <text:p text:style-name="P26"><text:tab/><text:tab/><text:tab/><text:tab/>字段名称_<text:span text:style-name="T5">3</text:span>:是否为本公司人员出车</text:p>
      <text:p text:style-name="P26"><text:tab/><text:tab/><text:tab/><text:tab/>字段名称_<text:span text:style-name="T5">4</text:span>:用车人</text:p>
      <text:p text:style-name="P26"><text:tab/><text:tab/><text:tab/><text:tab/>字段名称_<text:span text:style-name="T5">5</text:span>:员工编号</text:p>
      <text:p text:style-name="P26"><text:tab/><text:tab/><text:tab/><text:tab/>字段名称_<text:span text:style-name="T5">6</text:span>:所属地区</text:p>
      <text:p text:style-name="P26"><text:tab/><text:tab/><text:tab/><text:tab/>字段名称_<text:span text:style-name="T6">7</text:span>:所属项目组</text:p>
      <text:p text:style-name="P26"><text:tab/><text:tab/><text:tab/><text:tab/>字段名称_<text:span text:style-name="T6">8</text:span>:是否立项</text:p>
      <text:p text:style-name="P26"><text:tab/><text:tab/><text:tab/><text:tab/>字段名称_<text:span text:style-name="T6">9</text:span>:项目名称</text:p>
      <text:p text:style-name="P26"><text:tab/><text:tab/><text:tab/><text:tab/>字段名称_<text:span text:style-name="T6">10</text:span>:科目类型</text:p>
      <text:p text:style-name="P26"><text:tab/><text:tab/><text:tab/><text:tab/>字段名称_<text:span text:style-name="T6">11</text:span>:出车日期</text:p>
      <text:p text:style-name="P26"><text:tab/><text:tab/><text:tab/><text:tab/>字段名称_<text:span text:style-name="T6">12</text:span>:出车开始时间</text:p>
      <text:p text:style-name="P26"><text:tab/><text:tab/><text:tab/><text:tab/>字段名称_<text:span text:style-name="T6">13</text:span>:出车结束时间</text:p>
      <text:p text:style-name="P26"><text:tab/><text:tab/><text:tab/><text:tab/>字段名称_<text:span text:style-name="T6">14</text:span>:是否午休</text:p>
      <text:p text:style-name="P26"><text:tab/><text:tab/><text:tab/><text:tab/>字段名称_<text:span text:style-name="T6">15</text:span>:加班时长</text:p>
      <text:p text:style-name="P26"><text:soft-page-break/><text:tab/><text:tab/><text:tab/><text:tab/>字段名称_<text:span text:style-name="T6">16</text:span>:用车事由</text:p>
      <text:p text:style-name="P26"><text:tab/><text:tab/><text:tab/><text:tab/>字段名称_<text:span text:style-name="T6">17</text:span>:用车随同人员</text:p>
      <text:p text:style-name="P26"><text:tab/><text:tab/><text:tab/><text:tab/>字段名称_<text:span text:style-name="T6">18</text:span>:车牌号码</text:p>
      <text:p text:style-name="P26"><text:tab/><text:tab/><text:tab/><text:tab/>字段名称_<text:span text:style-name="T6">19</text:span>:所用油卡编号</text:p>
      <text:p text:style-name="P26"><text:tab/><text:tab/><text:tab/><text:tab/>字段名称_<text:span text:style-name="T7">20</text:span>:是否开空调</text:p>
      <text:p text:style-name="P26"><text:tab/><text:tab/><text:tab/><text:tab/>字段名称_<text:span text:style-name="T7">21</text:span>:是否市内</text:p>
      <text:p text:style-name="P26"><text:tab/><text:tab/><text:tab/><text:tab/>字段名称_<text:span text:style-name="T7">22</text:span>:当天是否加油</text:p>
      <text:p text:style-name="P26"><text:tab/><text:tab/><text:tab/><text:tab/>字段名称_<text:span text:style-name="T7">23</text:span>:补加油说明</text:p>
      <text:p text:style-name="P26"><text:tab/><text:tab/><text:tab/><text:tab/>字段名称_<text:span text:style-name="T7">24</text:span>:欠油说明</text:p>
      <text:p text:style-name="P26"><text:tab/><text:tab/><text:tab/><text:tab/>字段名称_<text:span text:style-name="T7">25</text:span>:加油时间</text:p>
      <text:p text:style-name="P26"><text:tab/><text:tab/><text:tab/><text:tab/>字段名称_<text:span text:style-name="T7">26</text:span>:加油量</text:p>
      <text:p text:style-name="P26"><text:tab/><text:tab/><text:tab/><text:tab/>字段名称_<text:span text:style-name="T7">27</text:span>:油卡余额</text:p>
      <text:p text:style-name="P26"><text:tab/><text:tab/><text:tab/><text:tab/>字段名称_<text:span text:style-name="T7">28</text:span>:当天油价</text:p>
      <text:p text:style-name="P26"><text:tab/><text:tab/><text:tab/><text:tab/>字段名称_<text:span text:style-name="T7">29</text:span>:任务下达人</text:p>
      <text:p text:style-name="P26"><text:tab/><text:tab/><text:tab/><text:tab/>字段名称_<text:span text:style-name="T7">30</text:span>:计划任务数量</text:p>
      <text:p text:style-name="P26"><text:tab/><text:tab/><text:tab/><text:tab/>字段名称_<text:span text:style-name="T7">31</text:span>:完成任务数量</text:p>
      <text:p text:style-name="P26"><text:tab/><text:tab/><text:tab/><text:tab/>字段名称_<text:span text:style-name="T7">32</text:span>:出车开始里程数</text:p>
      <text:p text:style-name="P26"><text:tab/><text:tab/><text:tab/><text:tab/>字段名称_<text:span text:style-name="T7">33</text:span>:出车结束里程数</text:p>
      <text:p text:style-name="P26"><text:tab/><text:tab/><text:tab/><text:tab/>字段名称_<text:span text:style-name="T7">34</text:span>:总里程数</text:p>
      <text:p text:style-name="P26"><text:tab/><text:tab/><text:tab/><text:tab/>字段名称_<text:span text:style-name="T7">35</text:span>:GPS轨迹里程数</text:p>
      <text:p text:style-name="P26"><text:tab/><text:tab/><text:tab/><text:tab/>字段名称_<text:span text:style-name="T7">36</text:span>:停车费</text:p>
      <text:p text:style-name="P26"><text:tab/><text:tab/><text:tab/><text:tab/>字段名称_<text:span text:style-name="T7">37</text:span>:过路费</text:p>
      <text:p text:style-name="P26"><text:tab/><text:tab/><text:tab/><text:tab/>字段名称_<text:span text:style-name="T7">38</text:span>:餐补费</text:p>
      <text:p text:style-name="P60"><text:tab/><text:tab/><text:tab/><text:tab/><text:span text:style-name="T8">字段名称_</text:span><text:span text:style-name="T9">39</text:span><text:span text:style-name="T8">:小票附件</text:span></text:p>
      <text:p text:style-name="P26"><text:tab/><text:tab/><text:tab/><text:tab/>字段名称_<text:span text:style-name="T7">40</text:span>:处罚汇总</text:p>
      <text:p text:style-name="P26"><text:tab/><text:tab/><text:tab/><text:tab/>字段名称_<text:span text:style-name="T7">41</text:span>:异常分析</text:p>
      <text:p text:style-name="P26"><text:tab/><text:tab/><text:tab/><text:tab/>字段名称_<text:span text:style-name="T16">42:状态</text:span></text:p>
      <text:p text:style-name="P26"><text:tab/><text:tab/><text:tab/><text:tab/>隐藏字段_<text:span text:style-name="T16">43:id编号</text:span><text:bookmark-end text:name="__DdeLink__1363_988509167"/></text:p>
      <text:p text:style-name="P27"><text:tab/><text:tab/><text:tab/>功能名字_<text:span text:style-name="T23">2</text:span>:审核详情 <text:s/>功能类型:网格</text:p>
      <text:p text:style-name="P27"><text:tab/><text:tab/><text:tab/><text:tab/>字段名称_<text:span text:style-name="T23">1:职位名称</text:span></text:p>
      <text:p text:style-name="P27"><text:tab/><text:tab/><text:tab/><text:tab/>字段名称_<text:span text:style-name="T23">2:审核人</text:span></text:p>
      <text:p text:style-name="P27"><text:tab/><text:tab/><text:tab/><text:tab/>字段名称_<text:span text:style-name="T23">3:审核意见</text:span></text:p>
      <text:p text:style-name="P27"><text:tab/><text:tab/><text:tab/><text:tab/>字段名称_<text:span text:style-name="T23">4:审核结果</text:span></text:p>
      <text:p text:style-name="P28"><text:tab/><text:tab/>导航名_<text:span text:style-name="T25">7</text:span>:汇总</text:p>
      <text:p text:style-name="P29"><text:tab/><text:tab/><text:tab/>功能名字_<text:span text:style-name="T21">1</text:span>:出车情况汇总 <text:s/>功能类型:网格</text:p>
      <text:p text:style-name="P29"><text:tab/><text:tab/><text:tab/><text:tab/>编辑字段:</text:p>
      <text:p text:style-name="P29"><text:bookmark-start text:name="__DdeLink__2501_1082066221"/><text:tab/><text:tab/><text:tab/><text:tab/><text:tab/>字段名称_<text:span text:style-name="T23">1:</text:span><text:bookmark-start text:name="__DdeLink__2505_1082066221"/><text:span text:style-name="T23">汇总日期间隔</text:span><text:bookmark-end text:name="__DdeLink__2505_1082066221"/><text:span text:style-name="T23"><text:tab/></text:span>标签类型:单选下拉框<text:span text:style-name="T26">(日/周/月/季度/年度) <text:s/></text:span>必填<text:bookmark-end text:name="__DdeLink__2501_1082066221"/><text:bookmark text:name="__DdeLink__2509_1082066221"/></text:p>
      <text:p text:style-name="P29"><text:tab/><text:tab/><text:tab/><text:tab/>网格字段:</text:p>
      <text:p text:style-name="P29"><text:tab/><text:tab/><text:tab/><text:tab/><text:tab/>字段名称_<text:span text:style-name="T23">1:地区</text:span></text:p>
      <text:p text:style-name="P29"><text:tab/><text:tab/><text:tab/><text:tab/><text:tab/>字段名称_<text:span text:style-name="T27">2:项目组</text:span></text:p>
      <text:p text:style-name="P29"><text:tab/><text:tab/><text:tab/><text:tab/><text:tab/>字段名称_<text:span text:style-name="T27">3:项目名称</text:span></text:p>
      <text:p text:style-name="P29"><text:tab/><text:tab/><text:tab/><text:tab/><text:tab/>字段名称_<text:span text:style-name="T27">4:本公司用车量</text:span></text:p>
      <text:p text:style-name="P29"><text:tab/><text:tab/><text:tab/><text:tab/><text:tab/>字段名称_<text:span text:style-name="T27">5:非本公司用车量</text:span></text:p>
      <text:p text:style-name="P29"><text:tab/><text:tab/><text:tab/><text:tab/><text:tab/>字段名称_<text:span text:style-name="T27">6:本间隔出车量</text:span></text:p>
      <text:p text:style-name="P29"><text:tab/><text:tab/><text:tab/><text:tab/><text:tab/>字段名称_<text:span text:style-name="T27">7:上一间隔出车量</text:span></text:p>
      <text:p text:style-name="P30"><text:tab/><text:tab/><text:tab/><text:tab/><text:tab/>字段名称_<text:span text:style-name="T27">8:出车量差异对比</text:span></text:p>
      <text:p text:style-name="P29"><text:tab/><text:tab/><text:tab/><text:tab/><text:tab/>字段名称_<text:span text:style-name="T27">9:租车费</text:span></text:p>
      <text:p text:style-name="P29"><text:tab/><text:tab/><text:tab/><text:tab/><text:tab/>字段名称_<text:span text:style-name="T23">10:停车费</text:span></text:p>
      <text:p text:style-name="P29"><text:tab/><text:tab/><text:tab/><text:tab/><text:tab/>字段名称_<text:span text:style-name="T23">11:过路费</text:span></text:p>
      <text:p text:style-name="P31"><text:tab/><text:tab/><text:tab/><text:tab/><text:tab/>字段名称_<text:span text:style-name="T23">12:餐补费</text:span></text:p>
      <text:p text:style-name="P29"><text:tab/><text:tab/><text:tab/><text:tab/><text:tab/>字段名称_<text:span text:style-name="T23">13:本间隔费用</text:span></text:p>
      <text:p text:style-name="P29"><text:tab/><text:tab/><text:tab/><text:tab/><text:tab/>字段名称_<text:span text:style-name="T23">14:上一间隔费用</text:span></text:p>
      <text:p text:style-name="P29"><text:tab/><text:tab/><text:tab/><text:tab/><text:tab/>字段名称_<text:span text:style-name="T23">15:费用差异对比</text:span></text:p>
      <text:p text:style-name="P31"><text:tab/><text:tab/><text:tab/>功能名字_<text:span text:style-name="T27">2</text:span>:司机出车情况汇总 <text:s/>功能类型:网格</text:p>
      <text:p text:style-name="P31"><text:tab/><text:tab/><text:tab/><text:tab/>编辑字段:</text:p>
      <text:p text:style-name="P31"><text:tab/><text:tab/><text:tab/><text:tab/><text:tab/>字段名称_<text:span text:style-name="T23">1:汇总日期间隔<text:tab/></text:span>标签类型:单选下拉框<text:span text:style-name="T26">(日/周/月/季度/年度) <text:s/></text:span>必填</text:p>
      <text:p text:style-name="P31"><text:tab/><text:tab/><text:tab/><text:tab/>网格字段:</text:p>
      <text:p text:style-name="P31"><text:soft-page-break/><text:tab/><text:tab/><text:tab/><text:tab/><text:tab/>字段名称_<text:span text:style-name="T23">1:司机</text:span></text:p>
      <text:p text:style-name="P31"><text:tab/><text:tab/><text:tab/><text:tab/><text:tab/>字段名称_<text:span text:style-name="T27">2:地区</text:span></text:p>
      <text:p text:style-name="P31"><text:tab/><text:tab/><text:tab/><text:tab/><text:tab/>字段名称_<text:span text:style-name="T27">3:项目组</text:span></text:p>
      <text:p text:style-name="P31"><text:tab/><text:tab/><text:tab/><text:tab/><text:tab/>字段名称_<text:span text:style-name="T27">4:本公司用车量</text:span></text:p>
      <text:p text:style-name="P31"><text:tab/><text:tab/><text:tab/><text:tab/><text:tab/>字段名称_<text:span text:style-name="T27">5:非本公司用车量</text:span></text:p>
      <text:p text:style-name="P31"><text:tab/><text:tab/><text:tab/><text:tab/><text:tab/>字段名称_<text:span text:style-name="T27">6:本间隔出车量</text:span></text:p>
      <text:p text:style-name="P31"><text:tab/><text:tab/><text:tab/><text:tab/><text:tab/>字段名称_<text:span text:style-name="T27">7:上一间隔出车量</text:span></text:p>
      <text:p text:style-name="P31"><text:tab/><text:tab/><text:tab/><text:tab/><text:tab/>字段名称_<text:span text:style-name="T28">8:出车量差异对比</text:span></text:p>
      <text:p text:style-name="P31"><text:tab/><text:tab/><text:tab/><text:tab/><text:tab/>字段名称_<text:span text:style-name="T28">9:租车费</text:span></text:p>
      <text:p text:style-name="P31"><text:tab/><text:tab/><text:tab/><text:tab/><text:tab/>字段名称_<text:span text:style-name="T23">10:停车费</text:span></text:p>
      <text:p text:style-name="P31"><text:tab/><text:tab/><text:tab/><text:tab/><text:tab/>字段名称_<text:span text:style-name="T23">11:过路费</text:span></text:p>
      <text:p text:style-name="P31"><text:tab/><text:tab/><text:tab/><text:tab/><text:tab/>字段名称_<text:span text:style-name="T23">12:餐补费</text:span></text:p>
      <text:p text:style-name="P31"><text:tab/><text:tab/><text:tab/><text:tab/><text:tab/>字段名称_<text:span text:style-name="T23">13:本间隔费用</text:span></text:p>
      <text:p text:style-name="P31"><text:tab/><text:tab/><text:tab/><text:tab/><text:tab/>字段名称_<text:span text:style-name="T23">14:上一间隔费用</text:span></text:p>
      <text:p text:style-name="P31"><text:tab/><text:tab/><text:tab/><text:tab/><text:tab/>字段名称_<text:span text:style-name="T23">15:费用差异对比</text:span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09T16:32:30.938971065</dc:date>
    <meta:editing-duration>P1DT10H27M11S</meta:editing-duration>
    <meta:editing-cycles>430</meta:editing-cycles>
    <meta:generator>LibreOffice/5.1.6.2$Linux_X86_64 LibreOffice_project/10m0$Build-2</meta:generator>
    <meta:document-statistic meta:table-count="0" meta:image-count="0" meta:object-count="0" meta:page-count="11" meta:paragraph-count="582" meta:word-count="7026" meta:character-count="11576" meta:non-whitespace-character-count="8592"/>
  </office:meta>
</office:document-meta>
</file>